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4.671cm"/>
    </style:style>
    <style:style style:name="co36" style:family="table-column">
      <style:table-column-properties fo:break-before="auto" style:column-width="1.7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0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number-columns-repeated="2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19" table:default-cell-style-name="ce39"/>
        <table:table-column table:style-name="co1" table:default-cell-style-name="ce39"/>
        <table:table-column table:style-name="co26" table:default-cell-style-name="ce39"/>
        <table:table-column table:style-name="co27" table:default-cell-style-name="ce39"/>
        <table:table-column table:style-name="co2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2" table:default-cell-style-name="ce39"/>
        <table:table-column table:style-name="co35" table:default-cell-style-name="ce39"/>
        <table:table-column table:style-name="co36" table:number-columns-repeated="24" table:default-cell-style-name="Default"/>
        <table:table-row table:style-name="ro1">
          <table:table-cell table:style-name="ce27" office:value-type="string" calcext:value-type="string" table:number-columns-spanned="40" table:number-rows-spanned="1">
            <text:p><text:span text:style-name="T4">VERBAS INDENIZATÓRIAS E OUTRAS REMUNERAÇÕES TEMPORÁRIAS</text:span></text:p>
          </table:table-cell>
          <table:covered-table-cell table:number-columns-repeated="39" table:style-name="ce32"/>
          <table:table-cell table:number-columns-repeated="24"/>
        </table:table-row>
        <table:table-row table:style-name="ro2">
          <table:table-cell table:style-name="ce27" office:value-type="string" calcext:value-type="string" table:number-columns-spanned="3" table:number-rows-spanned="1">
            <text:p><text:span text:style-name="T4">Mês/ano de referência: 01/2021</text:span></text:p>
          </table:table-cell>
          <table:covered-table-cell table:number-columns-repeated="2" table:style-name="ce32"/>
          <table:table-cell table:style-name="ce37" office:value-type="string" calcext:value-type="string" table:number-columns-spanned="13" table:number-rows-spanned="1">
            <text:p><text:span text:style-name="T4">VERBAS INDENIZATÓRIAS</text:span></text:p>
          </table:table-cell>
          <table:covered-table-cell table:number-columns-repeated="12" table:style-name="ce38"/>
          <table:table-cell table:style-name="ce37" office:value-type="string" calcext:value-type="string" table:number-columns-spanned="24" table:number-rows-spanned="1">
            <text:p><text:span text:style-name="T4">OUTRAS REMUNERAÇÕES TEMPORÁRIAS</text:span></text:p>
          </table:table-cell>
          <table:covered-table-cell table:number-columns-repeated="23" table:style-name="ce38"/>
          <table:table-cell table:number-columns-repeated="24"/>
        </table:table-row>
        <table:table-row table:style-name="ro3">
          <table:table-cell table:style-name="ce28" office:value-type="string" calcext:value-type="string">
            <text:p><text:span text:style-name="T5">Matrícula</text:span></text:p>
          </table:table-cell>
          <table:table-cell table:style-name="ce33" office:value-type="string" calcext:value-type="string">
            <text:p><text:span text:style-name="T5">Nome</text:span></text:p>
          </table:table-cell>
          <table:table-cell table:style-name="ce33" office:value-type="string" calcext:value-type="string">
            <text:p><text:span text:style-name="T5">Cargo</text:span></text:p>
          </table:table-cell>
          <table:table-cell table:style-name="ce33" office:value-type="string" calcext:value-type="string">
            <text:p><text:span text:style-name="T5">Lotação</text:span></text:p>
          </table:table-cell>
          <table:table-cell table:style-name="ce28" office:value-type="string" calcext:value-type="string">
            <text:p><text:span text:style-name="T5">Auxílio Saúde (01)</text:span></text:p>
          </table:table-cell>
          <table:table-cell table:style-name="ce28" office:value-type="string" calcext:value-type="string">
            <text:p><text:span text:style-name="T5">Dif. Auxílio-Saúde (02)</text:span></text:p>
          </table:table-cell>
          <table:table-cell table:style-name="ce28" office:value-type="string" calcext:value-type="string">
            <text:p><text:span text:style-name="T5">Auxílio-Alimentação (03)</text:span></text:p>
          </table:table-cell>
          <table:table-cell table:style-name="ce28" office:value-type="string" calcext:value-type="string">
            <text:p><text:span text:style-name="T5">Dif. Auxílio-Alimentação (04)</text:span></text:p>
          </table:table-cell>
          <table:table-cell table:style-name="ce28" office:value-type="string" calcext:value-type="string">
            <text:p><text:span text:style-name="T5">Auxílio-Interiorização (05)</text:span></text:p>
          </table:table-cell>
          <table:table-cell table:style-name="ce28" office:value-type="string" calcext:value-type="string">
            <text:p><text:span text:style-name="T5">Dif. Auxílio-Interiorização (06)</text:span></text:p>
          </table:table-cell>
          <table:table-cell table:style-name="ce28" office:value-type="string" calcext:value-type="string">
            <text:p><text:span text:style-name="T5">Dif. Auxílio Lei 8.625/93 (07)</text:span></text:p>
          </table:table-cell>
          <table:table-cell table:style-name="ce28" office:value-type="string" calcext:value-type="string">
            <text:p><text:span text:style-name="T5">Indenizações Férias/Licença-Prêmio (08)</text:span></text:p>
          </table:table-cell>
          <table:table-cell table:style-name="ce28" office:value-type="string" calcext:value-type="string">
            <text:p><text:span text:style-name="T5">Abono Pecuniário (09)</text:span></text:p>
          </table:table-cell>
          <table:table-cell table:style-name="ce28" office:value-type="string" calcext:value-type="string">
            <text:p><text:span text:style-name="T5">Dif. Abono Pecuniário (09.1)</text:span></text:p>
          </table:table-cell>
          <table:table-cell table:style-name="ce28" office:value-type="string" calcext:value-type="string">
            <text:p><text:span text:style-name="T5">Ressarcimentos (10)</text:span></text:p>
          </table:table-cell>
          <table:table-cell table:style-name="ce28" office:value-type="string" calcext:value-type="string">
            <text:p><text:span text:style-name="T5">Total Verbas Indenizatórias</text:span></text:p>
          </table:table-cell>
          <table:table-cell table:style-name="ce28" office:value-type="string" calcext:value-type="string">
            <text:p><text:span text:style-name="T5">GEO (11)</text:span></text:p>
          </table:table-cell>
          <table:table-cell table:style-name="ce28" office:value-type="string" calcext:value-type="string">
            <text:p><text:span text:style-name="T5">Dif. GEO (12)</text:span></text:p>
          </table:table-cell>
          <table:table-cell table:style-name="ce28" office:value-type="string" calcext:value-type="string">
            <text:p><text:span text:style-name="T5">Insalubridade (13)</text:span></text:p>
          </table:table-cell>
          <table:table-cell table:style-name="ce28" office:value-type="string" calcext:value-type="string">
            <text:p><text:span text:style-name="T5">Dif. Insalubridade (14)</text:span></text:p>
          </table:table-cell>
          <table:table-cell table:style-name="ce28" office:value-type="string" calcext:value-type="string">
            <text:p><text:span text:style-name="T5">Periculosidade (15)</text:span></text:p>
          </table:table-cell>
          <table:table-cell table:style-name="ce28" office:value-type="string" calcext:value-type="string">
            <text:p><text:span text:style-name="T5">Dif. Periculosidade (16)</text:span></text:p>
          </table:table-cell>
          <table:table-cell table:style-name="ce28" office:value-type="string" calcext:value-type="string">
            <text:p><text:span text:style-name="T5">Adicional Trabalho Técnico (17)</text:span></text:p>
          </table:table-cell>
          <table:table-cell table:style-name="ce28" office:value-type="string" calcext:value-type="string">
            <text:p><text:span text:style-name="T5">Dif. Adicional Trabalho Técnico (18)</text:span></text:p>
          </table:table-cell>
          <table:table-cell table:style-name="ce28" office:value-type="string" calcext:value-type="string">
            <text:p><text:span text:style-name="T5">Grat. Atividade Ensino (19)</text:span></text:p>
          </table:table-cell>
          <table:table-cell table:style-name="ce28" office:value-type="string" calcext:value-type="string">
            <text:p><text:span text:style-name="T5">Substituições (20)</text:span></text:p>
          </table:table-cell>
          <table:table-cell table:style-name="ce28" office:value-type="string" calcext:value-type="string">
            <text:p><text:span text:style-name="T5">Dif. Substituições (21)</text:span></text:p>
          </table:table-cell>
          <table:table-cell table:style-name="ce28" office:value-type="string" calcext:value-type="string">
            <text:p><text:span text:style-name="T5">Cumulação (22)</text:span></text:p>
          </table:table-cell>
          <table:table-cell table:style-name="ce28" office:value-type="string" calcext:value-type="string">
            <text:p><text:span text:style-name="T5">Dif. Cumulação (23)</text:span></text:p>
          </table:table-cell>
          <table:table-cell table:style-name="ce28" office:value-type="string" calcext:value-type="string">
            <text:p><text:span text:style-name="T5">Representação de Direção (24)</text:span></text:p>
          </table:table-cell>
          <table:table-cell table:style-name="ce28" office:value-type="string" calcext:value-type="string">
            <text:p><text:span text:style-name="T5">Dif. Representação de Direção (25)</text:span></text:p>
          </table:table-cell>
          <table:table-cell table:style-name="ce28" office:value-type="string" calcext:value-type="string">
            <text:p><text:span text:style-name="T5">Grat. Turma Recursal (26)</text:span></text:p>
          </table:table-cell>
          <table:table-cell table:style-name="ce28" office:value-type="string" calcext:value-type="string">
            <text:p><text:span text:style-name="T5">Dif. Grat. Turma Recursal (27)</text:span></text:p>
          </table:table-cell>
          <table:table-cell table:style-name="ce28" office:value-type="string" calcext:value-type="string">
            <text:p><text:span text:style-name="T5">Grat. Difícil Provimento (28)</text:span></text:p>
          </table:table-cell>
          <table:table-cell table:style-name="ce28" office:value-type="string" calcext:value-type="string">
            <text:p><text:span text:style-name="T5">Dif. Grat. Difícil Provimento (29)</text:span></text:p>
          </table:table-cell>
          <table:table-cell table:style-name="ce28" office:value-type="string" calcext:value-type="string">
            <text:p><text:span text:style-name="T5">Grat. Assessor (30)</text:span></text:p>
          </table:table-cell>
          <table:table-cell table:style-name="ce28" office:value-type="string" calcext:value-type="string">
            <text:p><text:span text:style-name="T5">Dif. Grat. Assessor (31)</text:span></text:p>
          </table:table-cell>
          <table:table-cell table:style-name="ce28" office:value-type="string" calcext:value-type="string">
            <text:p><text:span text:style-name="T5">Representação GAECO (32)</text:span></text:p>
          </table:table-cell>
          <table:table-cell table:style-name="ce28" office:value-type="string" calcext:value-type="string">
            <text:p><text:span text:style-name="T5">Dif. Representação GAECO (33)</text:span></text:p>
          </table:table-cell>
          <table:table-cell table:style-name="ce28" office:value-type="string" calcext:value-type="string">
            <text:p><text:span text:style-name="T5">Total Outras Remunerações Temporárias</text:span></text:p>
          </table:table-cell>
          <table:table-cell table:number-columns-repeated="24"/>
        </table:table-row>
        <table:table-row table:style-name="ro4">
          <table:table-cell office:value-type="float" office:value="1741" calcext:value-type="float">
            <text:p>1741</text:p>
          </table:table-cell>
          <table:table-cell office:value-type="string" calcext:value-type="string">
            <text:p><text:span text:style-name="T6">ADEILDO JOSE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36" calcext:value-type="float">
            <text:p>1436</text:p>
          </table:table-cell>
          <table:table-cell office:value-type="string" calcext:value-type="string">
            <text:p><text:span text:style-name="T6">ADEILTON CARLOS DOS SANTOS</text:span></text:p>
          </table:table-cell>
          <table:table-cell office:value-type="string" calcext:value-type="string">
            <text:p><text:span text:style-name="T6">AUXILIAR DE SERVIÇOS GERAI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<text:span text:style-name="T6">ADEMILTON DE OLIVEIR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6">ADERBAL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pan text:style-name="T6">ADIEL FEITOSA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pan text:style-name="T6">ADLER DE OLIVEIRA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D. DE SOFTWARE/DTI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9" calcext:value-type="float">
            <text:p>1409</text:p>
          </table:table-cell>
          <table:table-cell office:value-type="string" calcext:value-type="string">
            <text:p><text:span text:style-name="T6">ADNA CRISTINA DE CARVALHO VILANO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TURM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<text:span text:style-name="T6">ADRIANA DOS SANTOS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pan text:style-name="T6">ADRIANA FREIRE DE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pan text:style-name="T6">ADRIANA NUN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<text:span text:style-name="T6">ADRIANA RIBEIRO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ÇA AUXILIAR DE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0.7" calcext:value-type="float">
            <text:p>1.010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0.7" calcext:value-type="float">
            <text:p>1.010,70</text:p>
          </table:table-cell>
          <table:table-cell table:number-columns-repeated="24"/>
        </table:table-row>
        <table:table-row table:style-name="ro4">
          <table:table-cell office:value-type="float" office:value="1781" calcext:value-type="float">
            <text:p>1781</text:p>
          </table:table-cell>
          <table:table-cell office:value-type="string" calcext:value-type="string">
            <text:p><text:span text:style-name="T6">ADRIANA SICUPIRA PEREGRINO BRAG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NACIONAL DO MINISTÉRIO PÚBLIC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pan text:style-name="T6">ADRIANO CARVALHO 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<text:span text:style-name="T6">ADRIANO SANTOS DE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<text:span text:style-name="T6">ADRIANO ULISSES DEDA CHAGAS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<text:span text:style-name="T6">ADSON ALBERTO CARDOS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145.86" calcext:value-type="float">
            <text:p>17.145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49.2" calcext:value-type="float">
            <text:p>449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49.2" calcext:value-type="float">
            <text:p>449,20</text:p>
          </table:table-cell>
          <table:table-cell table:number-columns-repeated="24"/>
        </table:table-row>
        <table:table-row table:style-name="ro4">
          <table:table-cell office:value-type="float" office:value="1493" calcext:value-type="float">
            <text:p>1493</text:p>
          </table:table-cell>
          <table:table-cell office:value-type="string" calcext:value-type="string">
            <text:p><text:span text:style-name="T6">AGNALDO SILVA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pan text:style-name="T6">AILA BATIST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pan text:style-name="T6">ALAN FERREIRA HO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pan text:style-name="T6">ALAN VICTOR BATIST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pan text:style-name="T6">ALANNA CORREIA SILV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45" calcext:value-type="float">
            <text:p>1445</text:p>
          </table:table-cell>
          <table:table-cell office:value-type="string" calcext:value-type="string">
            <text:p><text:span text:style-name="T6">ALBERTO RODRIGUES CARDOSO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<text:span text:style-name="T6">ALBERTO VINICIUS DE MELO SANTOS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71" calcext:value-type="float">
            <text:p>1471</text:p>
          </table:table-cell>
          <table:table-cell office:value-type="string" calcext:value-type="string">
            <text:p><text:span text:style-name="T6">ALDELEINE MELHOR BARBO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4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span text:style-name="T6">ALDO SOUZA ARAG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pan text:style-name="T6">ALESSANDRA ALVES DE OLIVEIRA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<text:span text:style-name="T6">ALESSANDRA PEDRAL DE SANTANA SUZART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3" calcext:value-type="float">
            <text:p>1.123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3" calcext:value-type="float">
            <text:p>1.123,00</text:p>
          </table:table-cell>
          <table:table-cell table:number-columns-repeated="24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string" calcext:value-type="string">
            <text:p><text:span text:style-name="T6">ALESSANDRA SOUZA DE SANTAN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26" calcext:value-type="float">
            <text:p>1326</text:p>
          </table:table-cell>
          <table:table-cell office:value-type="string" calcext:value-type="string">
            <text:p><text:span text:style-name="T6">ALEX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<text:span text:style-name="T6">ALEX MAIA ESMERALD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pan text:style-name="T6">ALEXANDER REZENDE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span text:style-name="T6">ALEXANDRE ALBAGLI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<text:span text:style-name="T6">ALEXANDRE ANDRADE DE SOUZA</text:span></text:p>
          </table:table-cell>
          <table:table-cell office:value-type="string" calcext:value-type="string">
            <text:p><text:span text:style-name="T6">ANALISTA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6">ALEXANDRE FRANCO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PROTECAO AO RIO SAO FRANCISCO E AS NASCENT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string" calcext:value-type="string">
            <text:p><text:span text:style-name="T6">ALEXANDRE GONCALVE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30" calcext:value-type="float">
            <text:p>1530</text:p>
          </table:table-cell>
          <table:table-cell office:value-type="string" calcext:value-type="string">
            <text:p><text:span text:style-name="T6">ALEXANDRE MENDONC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<text:span text:style-name="T6">ALEXANDRO SAMPAIO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643.15" calcext:value-type="float">
            <text:p>18.643,15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738" calcext:value-type="float">
            <text:p>1738</text:p>
          </table:table-cell>
          <table:table-cell office:value-type="string" calcext:value-type="string">
            <text:p><text:span text:style-name="T6">ALEXSANDRO AZEV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pan text:style-name="T6">ALEXSANDRO CARLOS DE JESU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4"/>
        </table:table-row>
        <table:table-row table:style-name="ro4">
          <table:table-cell office:value-type="float" office:value="1329" calcext:value-type="float">
            <text:p>1329</text:p>
          </table:table-cell>
          <table:table-cell office:value-type="string" calcext:value-type="string">
            <text:p><text:span text:style-name="T6">ALEXSANDRO DE ARAUJO TRIND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2" calcext:value-type="float">
            <text:p>1802</text:p>
          </table:table-cell>
          <table:table-cell office:value-type="string" calcext:value-type="string">
            <text:p><text:span text:style-name="T6">ALFRAN PEREIRA JUNIOR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22" calcext:value-type="float">
            <text:p>1822</text:p>
          </table:table-cell>
          <table:table-cell office:value-type="string" calcext:value-type="string">
            <text:p><text:span text:style-name="T6">ALICE REGINA LOUREDO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pan text:style-name="T6">ALINE BARBOZA ALCANTARA DE CARVALHO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3" calcext:value-type="float">
            <text:p>1853</text:p>
          </table:table-cell>
          <table:table-cell office:value-type="string" calcext:value-type="string">
            <text:p><text:span text:style-name="T6">ALINE MARI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<text:span text:style-name="T6">ALINE NUNE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<text:span text:style-name="T6">ALINE RIBEIRO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pan text:style-name="T6">ALINE WILTSHIRE CARVALHO RODRIGUES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73" calcext:value-type="float">
            <text:p>1773</text:p>
          </table:table-cell>
          <table:table-cell office:value-type="string" calcext:value-type="string">
            <text:p><text:span text:style-name="T6">ALLAN DAVIS CARVALHO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pan text:style-name="T6">ALLAN SILVEIRA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RQUIVO CENTRAL DO MINISTERIO PUBLIC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pan text:style-name="T6">ALLANA BRUNA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<text:span text:style-name="T6">ALLANA RACHEL MONTEIRO BATISTA SOARES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1572" calcext:value-type="float">
            <text:p>1572</text:p>
          </table:table-cell>
          <table:table-cell office:value-type="string" calcext:value-type="string">
            <text:p><text:span text:style-name="T6">ALLIUSKA CAROLINE DA SILVA OLIVEIRA SOBRAL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51" calcext:value-type="float">
            <text:p>1751</text:p>
          </table:table-cell>
          <table:table-cell office:value-type="string" calcext:value-type="string">
            <text:p><text:span text:style-name="T6">ALONSO GOMES CAMPO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4" calcext:value-type="float">
            <text:p>1804</text:p>
          </table:table-cell>
          <table:table-cell office:value-type="string" calcext:value-type="string">
            <text:p><text:span text:style-name="T6">AMANDA CARVALHO PAIVA DE ALMEIDA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07" calcext:value-type="float">
            <text:p>1707</text:p>
          </table:table-cell>
          <table:table-cell office:value-type="string" calcext:value-type="string">
            <text:p><text:span text:style-name="T6">AMILTON NEVES BRITO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string" calcext:value-type="string">
            <text:p><text:span text:style-name="T6">ANA CARLA MORAIS DE SOUZA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0" calcext:value-type="float">
            <text:p>1680</text:p>
          </table:table-cell>
          <table:table-cell office:value-type="string" calcext:value-type="string">
            <text:p><text:span text:style-name="T6">ANA CAROLINA OLIVEIRA D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0" calcext:value-type="float">
            <text:p>1690</text:p>
          </table:table-cell>
          <table:table-cell office:value-type="string" calcext:value-type="string">
            <text:p><text:span text:style-name="T6">ANA CELIA BARBOSA MATI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52.43" calcext:value-type="float">
            <text:p>1.252,43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252.43" calcext:value-type="float">
            <text:p>1.252,43</text:p>
          </table:table-cell>
          <table:table-cell table:number-columns-repeated="24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pan text:style-name="T6">ANA CELIA GUIMARAES PRADO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6">ANA CHRISTINA SOUZA BRANDI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463.7" calcext:value-type="float">
            <text:p>17.463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322.83" calcext:value-type="float">
            <text:p>20.322,8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24"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<text:span text:style-name="T6">ANA CLAUDIA MACHADO COSTA MO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6">ANA CRISTINA ARAGA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<text:span text:style-name="T6">ANA CRISTINA CARVALHO BARROS</text:span></text:p>
          </table:table-cell>
          <table:table-cell office:value-type="string" calcext:value-type="string">
            <text:p><text:span text:style-name="T6">ENFERMEIRA - requisitad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4.67" calcext:value-type="float">
            <text:p>334,67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334.67" calcext:value-type="float">
            <text:p>334,67</text:p>
          </table:table-cell>
          <table:table-cell table:number-columns-repeated="24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span text:style-name="T6">ANA GALGANE P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>
            <text:p><text:span text:style-name="T6">ANA KARLA LIMA SANTOS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<text:span text:style-name="T6">ANA LEILA COSTA GARCEZ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AUXILIAR DE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3" calcext:value-type="float">
            <text:p>1.123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123" calcext:value-type="float">
            <text:p>1.123,00</text:p>
          </table:table-cell>
          <table:table-cell table:number-columns-repeated="24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<text:span text:style-name="T6">ANA MARIA MENEZES SANT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pan text:style-name="T6">ANA MARIA MENEZES TAPIO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21" calcext:value-type="float">
            <text:p>1321</text:p>
          </table:table-cell>
          <table:table-cell office:value-type="string" calcext:value-type="string">
            <text:p><text:span text:style-name="T6">ANA PATRICIA FONTES DA SILVA VILLACOR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43" calcext:value-type="float">
            <text:p>1343</text:p>
          </table:table-cell>
          <table:table-cell office:value-type="string" calcext:value-type="string">
            <text:p><text:span text:style-name="T6">ANA PAULA DE JESUS PASSOS LU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6">ANA PAULA MACHADO COSTA MENES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705" calcext:value-type="float">
            <text:p>1705</text:p>
          </table:table-cell>
          <table:table-cell office:value-type="string" calcext:value-type="string">
            <text:p><text:span text:style-name="T6">ANA PAULA PER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span text:style-name="T6">ANA PAULA SOUZA VI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<text:span text:style-name="T6">ANA SOARES DE SOUZ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43" calcext:value-type="float">
            <text:p>1443</text:p>
          </table:table-cell>
          <table:table-cell office:value-type="string" calcext:value-type="string">
            <text:p><text:span text:style-name="T6">ANDERSON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<text:span text:style-name="T6">ANDERSON NASCIMENTO</text:span></text:p>
          </table:table-cell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<text:span text:style-name="T6">ANDERSON VIANA SOUZ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145.86" calcext:value-type="float">
            <text:p>17.145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24"/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<text:span text:style-name="T6">ANDRE ARAGAO DA FONSECA </text:span></text:p>
          </table:table-cell>
          <table:table-cell office:value-type="string" calcext:value-type="string">
            <text:p><text:span text:style-name="T6">Assessor Adjunto da Dir. Plan. Or. e P. Contábil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<text:span text:style-name="T6">ANDRE DOS SANTOS SOUZA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GESTAO DE PESSOAS - INSTITUCION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pan text:style-name="T6">ANDRE LIMA FEITOZ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pan text:style-name="T6">ANDRE LUCAS ALMADA MARINHO P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pan text:style-name="T6">ANDRE LUIZ BARBOSA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056" calcext:value-type="float">
            <text:p>1.056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112" calcext:value-type="float">
            <text:p>2.112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<text:span text:style-name="T6">ANDRE LUIZ MENEZES GUIMARAES</text:span></text:p>
          </table:table-cell>
          <table:table-cell office:value-type="string" calcext:value-type="string">
            <text:p><text:span text:style-name="T6">Chefe do Núcleo de Empenh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7" calcext:value-type="float">
            <text:p>1847</text:p>
          </table:table-cell>
          <table:table-cell office:value-type="string" calcext:value-type="string">
            <text:p><text:span text:style-name="T6">ANDRE ROLLEMBERG MENDONÇA</text:span></text:p>
          </table:table-cell>
          <table:table-cell office:value-type="string" calcext:value-type="string">
            <text:p><text:span text:style-name="T6">COORDENADOR DA CENTRAL DE DILIGÊNCIAS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pan text:style-name="T6">ANDREA DOS ANJOS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pan text:style-name="T6">ANDREA LEITE TORR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pan text:style-name="T6">ANDREA MARIA PRATA MARTIN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37" calcext:value-type="float">
            <text:p>1337</text:p>
          </table:table-cell>
          <table:table-cell office:value-type="string" calcext:value-type="string">
            <text:p><text:span text:style-name="T6">ANDRESSA PEDRAL DE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pan text:style-name="T6">ANGELO MARCIO ARAGAO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pan text:style-name="T6">ANITA SANTIAGO ROCHA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37" calcext:value-type="float">
            <text:p>1637</text:p>
          </table:table-cell>
          <table:table-cell office:value-type="string" calcext:value-type="string">
            <text:p><text:span text:style-name="T6">ANNA CARLA ANDRADE DA SILVA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pan text:style-name="T6">ANNA CAROLINA SANTOS NUN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pan text:style-name="T6">ANNA KARINA ROLIM CARTAX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pan text:style-name="T6">ANNE CAROLYNE OLIVEIRA SANTO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<text:span text:style-name="T6">ANTONIO AUTRAN SANTOS ALVE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pan text:style-name="T6">ANTONIO CARLOS ANDRADE D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span text:style-name="T6">ANTONIO CARLOS NASCIMENT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pan text:style-name="T6">ANTONIO CESAR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<text:span text:style-name="T6">ANTONIO DIEGO CARDOSO VIANA</text:span></text:p>
          </table:table-cell>
          <table:table-cell office:value-type="string" calcext:value-type="string">
            <text:p><text:span text:style-name="T6">Coordenador da Div. de C. e G.  de Estagiári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<text:span text:style-name="T6">ANTONIO FERNANDES DA SILVA JUNIOR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864.38" calcext:value-type="float">
            <text:p>14.864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037.3" calcext:value-type="float">
            <text:p>17.037,3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00.23" calcext:value-type="float">
            <text:p>1.600,2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040.44" calcext:value-type="float">
            <text:p>3.040,44</text:p>
          </table:table-cell>
          <table:table-cell office:value-type="float" office:value="0" calcext:value-type="float">
            <text:p>0,00</text:p>
          </table:table-cell>
          <table:table-cell office:value-type="float" office:value="4640.67" calcext:value-type="float">
            <text:p>4.640,67</text:p>
          </table:table-cell>
          <table:table-cell table:number-columns-repeated="24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<text:span text:style-name="T6">ANTONIO RESENDE NETO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4"/>
        </table:table-row>
        <table:table-row table:style-name="ro4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pan text:style-name="T6">ANTONIO RICARDO MENDONÇA DE ALMEIDA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pan text:style-name="T6">ANTONIO SERGIO CARVALHO SOUZA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pan text:style-name="T6">ANTONIO TELES LEITE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<text:span text:style-name="T6">ANTONIO VIAN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pan text:style-name="T6">ARACELE GUIMARÃES DOS SANTOS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pan text:style-name="T6">ARANDA  GOMES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89.2" calcext:value-type="float">
            <text:p>2.589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pan text:style-name="T6">ARIELE ROCHA FELICIO CAVALCANTI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33.33" calcext:value-type="float">
            <text:p>333,33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33.33" calcext:value-type="float">
            <text:p>333,33</text:p>
          </table:table-cell>
          <table:table-cell table:number-columns-repeated="24"/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pan text:style-name="T6">ARILMA VIANA DA FONSECA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565.77" calcext:value-type="float">
            <text:p>2.565,77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565.77" calcext:value-type="float">
            <text:p>2.565,77</text:p>
          </table:table-cell>
          <table:table-cell table:number-columns-repeated="24"/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pan text:style-name="T6">ARNALDO BARRETTO 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<text:span text:style-name="T6">ARNALDO FIGUEIREDO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470.6" calcext:value-type="float">
            <text:p>2.470,6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470.6" calcext:value-type="float">
            <text:p>2.470,60</text:p>
          </table:table-cell>
          <table:table-cell table:number-columns-repeated="24"/>
        </table:table-row>
        <table:table-row table:style-name="ro4">
          <table:table-cell office:value-type="float" office:value="1693" calcext:value-type="float">
            <text:p>1693</text:p>
          </table:table-cell>
          <table:table-cell office:value-type="string" calcext:value-type="string">
            <text:p><text:span text:style-name="T6">AROLDINA ARAGAO SOUZA DUAR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6">AROLDO LUIZ NOGUEIRA SOARE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pan text:style-name="T6">ARTUR LEANDRO DA COSTA  OLIVEI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3" calcext:value-type="float">
            <text:p>1653</text:p>
          </table:table-cell>
          <table:table-cell office:value-type="string" calcext:value-type="string">
            <text:p><text:span text:style-name="T6">ARTUR OSCAR NABUCO DAVIL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pan text:style-name="T6">ARTUR PEREIRA DOS REIS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8" calcext:value-type="float">
            <text:p>1408</text:p>
          </table:table-cell>
          <table:table-cell office:value-type="string" calcext:value-type="string">
            <text:p><text:span text:style-name="T6">ATHOS BRITO DO AM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>
            <text:p><text:span text:style-name="T6">AUGUSTO CESAR LEITE DE RESEN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643.15" calcext:value-type="float">
            <text:p>18.643,15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pan text:style-name="T6">AUGUSTO CESAR LOBAO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7" calcext:value-type="float">
            <text:p>1317</text:p>
          </table:table-cell>
          <table:table-cell office:value-type="string" calcext:value-type="string">
            <text:p><text:span text:style-name="T6">AYMIR RALIN PIRES ATHAY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pan text:style-name="T6">BARBARA FERREIRA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6">BELARMINO ALVES DOS ANJO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pan text:style-name="T6">BERENICE ANDRADE DE MEL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pan text:style-name="T6">BILLY CARDOSO SOARES</text:span></text:p>
          </table:table-cell>
          <table:table-cell office:value-type="string" calcext:value-type="string">
            <text:p><text:span text:style-name="T6">ASSISTENTE TECNICO-ADMINISTRATIVO requisitad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3" calcext:value-type="float">
            <text:p>1803</text:p>
          </table:table-cell>
          <table:table-cell office:value-type="string" calcext:value-type="string">
            <text:p><text:span text:style-name="T6">BRENO AMORIM DE BRI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pan text:style-name="T6">BRUNA BARRETO NUNE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pan text:style-name="T6">BRUNA KAROLINE ALVES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<text:span text:style-name="T6">BRUNA TAYNARA DA SILVA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pan text:style-name="T6">BRUNO CARVALHO DE ALENCA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6">BRUNO GARCIA CRUZ DE HOLANDA CAVALCAN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string" calcext:value-type="string">
            <text:p><text:span text:style-name="T6">BRUNO LEMO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68" calcext:value-type="float">
            <text:p>1468</text:p>
          </table:table-cell>
          <table:table-cell office:value-type="string" calcext:value-type="string">
            <text:p><text:span text:style-name="T6">BRUNO MELO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8448.58" calcext:value-type="float">
            <text:p>28.448,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621.5" calcext:value-type="float">
            <text:p>30.621,5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pan text:style-name="T6">BRUNO OLIVEIRA  FAL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pan text:style-name="T6">BRUNO RAMOS ELOY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pan text:style-name="T6">CAIO NABUCO DAVILA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MEIO AMBIENTE, URBANISMO, PATRIMONIO SOCIAL E CULTU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1633" calcext:value-type="float">
            <text:p>1633</text:p>
          </table:table-cell>
          <table:table-cell office:value-type="string" calcext:value-type="string">
            <text:p><text:span text:style-name="T6">CAMILA MEDEIROS DE SOUZA MELO VILA NO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pan text:style-name="T6">CAMILA NUNES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pan text:style-name="T6">CARINA ALVES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>
            <text:p><text:span text:style-name="T6">CARLA ROCHA BARRETO HORA DE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span text:style-name="T6">CARLOS AUGUSTO ALCANTARA MACHAD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46" calcext:value-type="float">
            <text:p>1446</text:p>
          </table:table-cell>
          <table:table-cell office:value-type="string" calcext:value-type="string">
            <text:p><text:span text:style-name="T6">CARLOS CESAR SOUZA SOAR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6">CARLOS FERNANDO AQUINO MO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string" calcext:value-type="string">
            <text:p><text:span text:style-name="T6">CARLOS HENRIQUE DE MELO CONCEIÇÃO</text:span></text:p>
          </table:table-cell>
          <table:table-cell office:value-type="string" calcext:value-type="string">
            <text:p><text:span text:style-name="T6">COORDENADOR DE ACOMP. DE ATIV. JUDICIAIS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<text:span text:style-name="T6">CARLOS HENRIQUE SIQUEIRA RIBEIR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pan text:style-name="T6">CARLOS ISSAC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<text:span text:style-name="T6">CARMEM MESQUIT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6">CARMEN LUCIA BUARQUE DE GUSM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55" calcext:value-type="float">
            <text:p>1755</text:p>
          </table:table-cell>
          <table:table-cell office:value-type="string" calcext:value-type="string">
            <text:p><text:span text:style-name="T6">CAROLINE BUENOS AIRES MONT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8" calcext:value-type="float">
            <text:p>1698</text:p>
          </table:table-cell>
          <table:table-cell office:value-type="string" calcext:value-type="string">
            <text:p><text:span text:style-name="T6">CAROLINE LEÃO NOGUEIRA DOS SANTO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string" calcext:value-type="string">
            <text:p><text:span text:style-name="T6">CAROLINE OLIVEIRA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pan text:style-name="T6">CAROLINE VIVAS GONCALVES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41" calcext:value-type="float">
            <text:p>1541</text:p>
          </table:table-cell>
          <table:table-cell office:value-type="string" calcext:value-type="string">
            <text:p><text:span text:style-name="T6">CATIANE DOS SANT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49" calcext:value-type="float">
            <text:p>1549</text:p>
          </table:table-cell>
          <table:table-cell office:value-type="string" calcext:value-type="string">
            <text:p><text:span text:style-name="T6">CAYO RUBENS CASTILHANO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<text:span text:style-name="T6">CECILIA NOGUEIRA GUIMARAES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182" calcext:value-type="float">
            <text:p>1.18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4550.91" calcext:value-type="float">
            <text:p>4.550,91</text:p>
          </table:table-cell>
          <table:table-cell table:number-columns-repeated="24"/>
        </table:table-row>
        <table:table-row table:style-name="ro4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pan text:style-name="T6">CELENE SOCORRO DE MORAES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>
            <text:p><text:span text:style-name="T6">CELIA REGINA SANTOS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6">CELSO LUIS DORIA LE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58.75" calcext:value-type="float">
            <text:p>3.558,75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558.75" calcext:value-type="float">
            <text:p>3.558,75</text:p>
          </table:table-cell>
          <table:table-cell table:number-columns-repeated="24"/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pan text:style-name="T6">CIBELLE MACHADO DE SOUZA ENOMO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pan text:style-name="T6">CINTHIA CARDOZO  ROZA  DE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pan text:style-name="T6">CINTHIA MAGNO SANTOS LEÃ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span text:style-name="T6">CLAUDIA DANIELA DE FREITAS SILVEIRA FRANC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145.86" calcext:value-type="float">
            <text:p>17.145,8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pan text:style-name="T6">CLAUDIA DE OLIVEIRA MENDONCA BARROS</text:span></text:p>
          </table:table-cell>
          <table:table-cell office:value-type="string" calcext:value-type="string">
            <text:p><text:span text:style-name="T6">CAPITÃ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>
            <text:p><text:span text:style-name="T6">CLAUDIA DO AMARAL CALMON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1" calcext:value-type="float">
            <text:p>1721</text:p>
          </table:table-cell>
          <table:table-cell office:value-type="string" calcext:value-type="string">
            <text:p><text:span text:style-name="T6">CLAUDIA ERNESTA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95" calcext:value-type="float">
            <text:p>1595</text:p>
          </table:table-cell>
          <table:table-cell office:value-type="string" calcext:value-type="string">
            <text:p><text:span text:style-name="T6">CLAUDIA REGINA SANTOS LIMA GETIR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<text:span text:style-name="T6">CLAUDIA VIRGINIA OLIVER DE 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64" calcext:value-type="float">
            <text:p>1464</text:p>
          </table:table-cell>
          <table:table-cell office:value-type="string" calcext:value-type="string">
            <text:p><text:span text:style-name="T6">CLAUDIO ROBERTO ALFREDO DE SOU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66.8" calcext:value-type="float">
            <text:p>1.066,8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66.8" calcext:value-type="float">
            <text:p>1.066,80</text:p>
          </table:table-cell>
          <table:table-cell table:number-columns-repeated="24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pan text:style-name="T6">CLEANE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3" calcext:value-type="float">
            <text:p>1683</text:p>
          </table:table-cell>
          <table:table-cell office:value-type="string" calcext:value-type="string">
            <text:p><text:span text:style-name="T6">CLEIDINALDO TAV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1455" calcext:value-type="float">
            <text:p>1455</text:p>
          </table:table-cell>
          <table:table-cell office:value-type="string" calcext:value-type="string">
            <text:p><text:span text:style-name="T6">CLELIO MAIA SANTOS</text:span></text:p>
          </table:table-cell>
          <table:table-cell office:value-type="string" calcext:value-type="string">
            <text:p><text:span text:style-name="T6">ASSESSOR DE GESTAO DE PESSOAS II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<text:span text:style-name="T6">CLESIA MARIA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4" calcext:value-type="float">
            <text:p>1664</text:p>
          </table:table-cell>
          <table:table-cell office:value-type="string" calcext:value-type="string">
            <text:p><text:span text:style-name="T6">CONCEICAO FONTES FELIX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73" calcext:value-type="float">
            <text:p>1873</text:p>
          </table:table-cell>
          <table:table-cell office:value-type="string" calcext:value-type="string">
            <text:p><text:span text:style-name="T6">CRISTIANE BARRETO PAIVA</text:span></text:p>
          </table:table-cell>
          <table:table-cell office:value-type="string" calcext:value-type="string">
            <text:p><text:span text:style-name="T6">COORDENADOR DA DIVISÃO DE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949.74" calcext:value-type="float">
            <text:p>1.949,74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949.74" calcext:value-type="float">
            <text:p>1.949,74</text:p>
          </table:table-cell>
          <table:table-cell table:number-columns-repeated="24"/>
        </table:table-row>
        <table:table-row table:style-name="ro4">
          <table:table-cell office:value-type="float" office:value="1831" calcext:value-type="float">
            <text:p>1831</text:p>
          </table:table-cell>
          <table:table-cell office:value-type="string" calcext:value-type="string">
            <text:p><text:span text:style-name="T6">CRISTIANNE DELGADO CARVALHO PESSOA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pan text:style-name="T6">DAIANE SILVA SAMPAIO LOB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pan text:style-name="T6">DANIEL ARAUJO RAM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67" calcext:value-type="float">
            <text:p>1467</text:p>
          </table:table-cell>
          <table:table-cell office:value-type="string" calcext:value-type="string">
            <text:p><text:span text:style-name="T6">DANIEL CARNEIRO DUART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96" calcext:value-type="float">
            <text:p>1796</text:p>
          </table:table-cell>
          <table:table-cell office:value-type="string" calcext:value-type="string">
            <text:p><text:span text:style-name="T6">DANIEL DE BARROS BRANCO CAJU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<text:span text:style-name="T6">DANIEL DIAS SANTA R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pan text:style-name="T6">DANIEL FAGUNDES SIL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pan text:style-name="T6">DANIEL RIBEIRO DA SILVEIRA 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<text:span text:style-name="T6">DANIELLE COSTA MENDON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47" calcext:value-type="float">
            <text:p>1347</text:p>
          </table:table-cell>
          <table:table-cell office:value-type="string" calcext:value-type="string">
            <text:p><text:span text:style-name="T6">DANIELLE TAVARES DA SILVA DRAPA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29.85" calcext:value-type="float">
            <text:p>729,85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638.84" calcext:value-type="float">
            <text:p>2.638,84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string" calcext:value-type="string">
            <text:p><text:span text:style-name="T6">DANILO BUARQUE COU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73" calcext:value-type="float">
            <text:p>1673</text:p>
          </table:table-cell>
          <table:table-cell office:value-type="string" calcext:value-type="string">
            <text:p><text:span text:style-name="T6">DANILO JOSE AMARAL GOULART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ARCILO MELO COS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pan text:style-name="T6">DARLY GIULIA SANTOS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pan text:style-name="T6">DAVID ALBERTO FONTES GONZALEZ CASTANED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22" calcext:value-type="float">
            <text:p>1522</text:p>
          </table:table-cell>
          <table:table-cell office:value-type="string" calcext:value-type="string">
            <text:p><text:span text:style-name="T6">DAYSE MORA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pan text:style-name="T6">DEBORA CARDOSO CAVALHER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0" calcext:value-type="float">
            <text:p>2070</text:p>
          </table:table-cell>
          <table:table-cell office:value-type="string" calcext:value-type="string">
            <text:p><text:span text:style-name="T6">DEBORA DA SILV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6">DEIJANIRO JONA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pan text:style-name="T6">DEJAIR DA COSTA TAVARE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pan text:style-name="T6">DENISE COELHO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pan text:style-name="T6">DENISE DOS SANTOS COSTA </text:span></text:p>
          </table:table-cell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pan text:style-name="T6">DENISE OLIVEIRA DE SANTANA 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69" calcext:value-type="float">
            <text:p>1769</text:p>
          </table:table-cell>
          <table:table-cell office:value-type="string" calcext:value-type="string">
            <text:p><text:span text:style-name="T6">DENISSON SANTANA DOS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<text:span text:style-name="T6">DENISSON SOARES BEZ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02" calcext:value-type="float">
            <text:p>1502</text:p>
          </table:table-cell>
          <table:table-cell office:value-type="string" calcext:value-type="string">
            <text:p><text:span text:style-name="T6">DENIVAL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85.36" calcext:value-type="float">
            <text:p>3.385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>
            <text:p><text:span text:style-name="T6">DENIVAN RODRIGUES FREIRE</text:span></text:p>
          </table:table-cell>
          <table:table-cell office:value-type="string" calcext:value-type="string">
            <text:p><text:span text:style-name="T6">Assessor do Coord. da D. Adm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7" calcext:value-type="float">
            <text:p>1727</text:p>
          </table:table-cell>
          <table:table-cell office:value-type="string" calcext:value-type="string">
            <text:p><text:span text:style-name="T6">DENNIS CHRISTIAN NUNES DE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06" calcext:value-type="float">
            <text:p>1706</text:p>
          </table:table-cell>
          <table:table-cell office:value-type="string" calcext:value-type="string">
            <text:p><text:span text:style-name="T6">DHIOGO LIMA VELOZ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pan text:style-name="T6">DIEGO GARCIA CRUZ CARVALH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011.82" calcext:value-type="float">
            <text:p>3.011,8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011.82" calcext:value-type="float">
            <text:p>3.011,82</text:p>
          </table:table-cell>
          <table:table-cell table:number-columns-repeated="24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<text:span text:style-name="T6">DIEGO GOUVEIA PESSOA DE LIM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646.72" calcext:value-type="float">
            <text:p>15.646,7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819.64" calcext:value-type="float">
            <text:p>17.819,64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4"/>
        </table:table-row>
        <table:table-row table:style-name="ro4">
          <table:table-cell office:value-type="float" office:value="1486" calcext:value-type="float">
            <text:p>1486</text:p>
          </table:table-cell>
          <table:table-cell office:value-type="string" calcext:value-type="string">
            <text:p><text:span text:style-name="T6">DIEGO SOARES RIBEIRO</text:span></text:p>
          </table:table-cell>
          <table:table-cell office:value-type="string" calcext:value-type="string">
            <text:p><text:span text:style-name="T6">COORDENADOR DA DIVISÃO FINANCEIRA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437.79" calcext:value-type="float">
            <text:p>3.437,79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437.79" calcext:value-type="float">
            <text:p>3.437,79</text:p>
          </table:table-cell>
          <table:table-cell table:number-columns-repeated="24"/>
        </table:table-row>
        <table:table-row table:style-name="ro4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pan text:style-name="T6">DIOGO HENRIQUE PEREIRA MONTALV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32" calcext:value-type="float">
            <text:p>1332</text:p>
          </table:table-cell>
          <table:table-cell office:value-type="string" calcext:value-type="string">
            <text:p><text:span text:style-name="T6">DORVALINA TELES DANTAS CECHINE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pan text:style-name="T6">DOUGLAS SOARES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span text:style-name="T6">EDILENILZA DA SILVA SOUZA MACED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6">EDJILDA RESENDE DE LIMA GUER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pan text:style-name="T6">EDMILSON DE SOUZA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24"/>
        </table:table-row>
        <table:table-row table:style-name="ro4">
          <table:table-cell office:value-type="float" office:value="1485" calcext:value-type="float">
            <text:p>1485</text:p>
          </table:table-cell>
          <table:table-cell office:value-type="string" calcext:value-type="string">
            <text:p><text:span text:style-name="T6">EDSON DOS SANTOS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pan text:style-name="T6">EDUARDO ALBERTO FREIRE DE ALMEIDA SEAB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04" calcext:value-type="float">
            <text:p>1504</text:p>
          </table:table-cell>
          <table:table-cell office:value-type="string" calcext:value-type="string">
            <text:p><text:span text:style-name="T6">EDUARDO ANTONIO SEAB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<text:span text:style-name="T6">EDUARDO BARRETO DAVILA FONT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24"/>
        </table:table-row>
        <table:table-row table:style-name="ro4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pan text:style-name="T6">EDUARDO DE CABRAL MENEZ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pan text:style-name="T6">EDUARDO DE SOUSA CARVALH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pan text:style-name="T6">EDUARDO FARIA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pan text:style-name="T6">EDUARDO FRANKLIN MIRANDA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6">EDUARDO LIMA DE MA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439" calcext:value-type="float">
            <text:p>15.43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823.07" calcext:value-type="float">
            <text:p>17.823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50.74" calcext:value-type="float">
            <text:p>850,74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850.74" calcext:value-type="float">
            <text:p>850,74</text:p>
          </table:table-cell>
          <table:table-cell table:number-columns-repeated="24"/>
        </table:table-row>
        <table:table-row table:style-name="ro4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pan text:style-name="T6">EDUARDO VIEIRA DOS SANTOS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pan text:style-name="T6">EDVALDO BEZER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2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6">EDVALD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<text:span text:style-name="T6">EDYLENO ITALO SANTOS SODR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24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pan text:style-name="T6">ELAINE PESSO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pan text:style-name="T6">ELBER GONCALVES DOS ANJ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pan text:style-name="T6">ELDA MARIA GONCALVES MENEZES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<text:span text:style-name="T6">ELEN ROSE SOUZA SANT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15" calcext:value-type="float">
            <text:p>1415</text:p>
          </table:table-cell>
          <table:table-cell office:value-type="string" calcext:value-type="string">
            <text:p><text:span text:style-name="T6">ELENICE PIRES DAMACE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span text:style-name="T6">ELIANE CARNEIRO FRANCO</text:span></text:p>
          </table:table-cell>
          <table:table-cell office:value-type="string" calcext:value-type="string">
            <text:p><text:span text:style-name="T6">AUX.ADMINISTRATIVO - requisitad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<text:span text:style-name="T6">ELIANE GOES DA SILVA MONTE ALEGRE</text:span></text:p>
          </table:table-cell>
          <table:table-cell office:value-type="string" calcext:value-type="string">
            <text:p><text:span text:style-name="T6">* ADVOGAD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pan text:style-name="T6">ELISGARDENIA RODRIGUES MACEN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<text:span text:style-name="T6">ELIZALDO DIAS DOS SANTO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pan text:style-name="T6">ELOANDERSON DANTAS BATI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pan text:style-name="T6">ELZA CESPEDES RAMOS SIQU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pan text:style-name="T6">ELZA LORENZA QUARANTA LEIT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<text:span text:style-name="T6">EMERSON OLIVEIRA ANDRA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pan text:style-name="T6">EMILSON CHAGAS 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6">ENID SANTOS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<text:span text:style-name="T6">ERIC VINICIUS MOURA DANTAS</text:span></text:p>
          </table:table-cell>
          <table:table-cell office:value-type="string" calcext:value-type="string">
            <text:p><text:span text:style-name="T6">CHEFE DO SETOR DE ALMOXARIFAD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pan text:style-name="T6">ERICA LUIZE LIM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6" calcext:value-type="float">
            <text:p>1406</text:p>
          </table:table-cell>
          <table:table-cell office:value-type="string" calcext:value-type="string">
            <text:p><text:span text:style-name="T6">ERIKA VALERIA CABRAL TAVARES REZEN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pan text:style-name="T6">ERLON LEAL MARTIN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6">ERNESTO ANIZIO AZEVEDO MEL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4"/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<text:span text:style-name="T6">ESTACIO MOREIRA DE ARIMATE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>
            <text:p><text:span text:style-name="T6">ETELIO DE CARVALHO PRADO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AUXILIAR DE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24"/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pan text:style-name="T6">EUVALDO MENESES ALV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span text:style-name="T6">EUZA MARIA GENTIL MISSANO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33.4" calcext:value-type="float">
            <text:p>133,40</text:p>
          </table:table-cell>
          <table:table-cell office:value-type="float" office:value="0" calcext:value-type="float">
            <text:p>0,00</text:p>
          </table:table-cell>
          <table:table-cell office:value-type="float" office:value="1197.2" calcext:value-type="float">
            <text:p>1.197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330.6" calcext:value-type="float">
            <text:p>1.330,60</text:p>
          </table:table-cell>
          <table:table-cell table:number-columns-repeated="24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pan text:style-name="T6">EVA CECILIA TRINDADE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TERCEIRO SET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<text:span text:style-name="T6">EVERALDO DA SILVA CERQUEIRA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38" calcext:value-type="float">
            <text:p>2038</text:p>
          </table:table-cell>
          <table:table-cell office:value-type="string" calcext:value-type="string">
            <text:p><text:span text:style-name="T6">EVERTON CARLOS SANTOS RECCHI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pan text:style-name="T6">EVERTON OLIVEIRA ANGELO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pan text:style-name="T6">EVERTON REGO G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pan text:style-name="T6">EVERTON SOUZ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88" calcext:value-type="float">
            <text:p>1588</text:p>
          </table:table-cell>
          <table:table-cell office:value-type="string" calcext:value-type="string">
            <text:p><text:span text:style-name="T6">EVILIN OLIVEIRA SANTOS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<text:span text:style-name="T6">EWERTON FARIA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<text:span text:style-name="T6">EWERTON PEREIRA FONSEC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pan text:style-name="T6">FABIA PRISCILLA DE ARAUJ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span text:style-name="T6">FABIANA CARVALHO VIANA FRANC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pan text:style-name="T6">FABIANA LIM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89.2" calcext:value-type="float">
            <text:p>2.589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51" calcext:value-type="float">
            <text:p>1451</text:p>
          </table:table-cell>
          <table:table-cell office:value-type="string" calcext:value-type="string">
            <text:p><text:span text:style-name="T6">FABIO ANTONIO LEI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79" calcext:value-type="float">
            <text:p>1579</text:p>
          </table:table-cell>
          <table:table-cell office:value-type="string" calcext:value-type="string">
            <text:p><text:span text:style-name="T6">FABIO AUGUSTO MENEZES SANTOS</text:span></text:p>
          </table:table-cell>
          <table:table-cell office:value-type="string" calcext:value-type="string">
            <text:p><text:span text:style-name="T6">Chefe do Setor de Estat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pan text:style-name="T6">FABIO COST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pan text:style-name="T6">FABIO ERIK MONTE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pan text:style-name="T6">FABIO OLIVEIRA UCHO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span text:style-name="T6">FABIO PINHEIRO SILVA DE MENEZ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6" calcext:value-type="float">
            <text:p>1846</text:p>
          </table:table-cell>
          <table:table-cell office:value-type="string" calcext:value-type="string">
            <text:p><text:span text:style-name="T6">FABIO PUTUMUJU DE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<text:span text:style-name="T6">FABIO SILVA TORRES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6">FABIO VIEGAS MENDONCA DE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24"/>
        </table:table-row>
        <table:table-row table:style-name="ro4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pan text:style-name="T6">FABRICIO EMMANUEL LIM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pan text:style-name="T6">FELIPE AUGUSTO RIBEIRO VI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90" calcext:value-type="float">
            <text:p>1790</text:p>
          </table:table-cell>
          <table:table-cell office:value-type="string" calcext:value-type="string">
            <text:p><text:span text:style-name="T6">FELIPE LEANDRO PODEROSO BISPO DA MO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25" calcext:value-type="float">
            <text:p>1625</text:p>
          </table:table-cell>
          <table:table-cell office:value-type="string" calcext:value-type="string">
            <text:p><text:span text:style-name="T6">FELIPE RIBEIRO ALMICO FRAG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span text:style-name="T6">FELIX CARBALLAL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pan text:style-name="T6">FELLIPE BARRO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string" calcext:value-type="string">
            <text:p><text:span text:style-name="T6">FERNANDA CAMP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pan text:style-name="T6">FERNANDA RAMOS ARAUJO SOBRAL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pan text:style-name="T6">FERNANDA SANTOS SOU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29" calcext:value-type="float">
            <text:p>1529</text:p>
          </table:table-cell>
          <table:table-cell office:value-type="string" calcext:value-type="string">
            <text:p><text:span text:style-name="T6">FERNANDA SILVA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97" calcext:value-type="float">
            <text:p>1497</text:p>
          </table:table-cell>
          <table:table-cell office:value-type="string" calcext:value-type="string">
            <text:p><text:span text:style-name="T6">FERNANDA TAGEANNE CORREIA GAM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SAUD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6">FERNANDO HENRIQUE VIEIRA TRINDADE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<text:span text:style-name="T6">FLAMARION D AVILA FONTES 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pan text:style-name="T6">FLAVIA ARAUJO BARRET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49" calcext:value-type="float">
            <text:p>1749</text:p>
          </table:table-cell>
          <table:table-cell office:value-type="string" calcext:value-type="string">
            <text:p><text:span text:style-name="T6">FLAVIA FRANCO DO PRADO CARVA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string" calcext:value-type="string">
            <text:p><text:span text:style-name="T6">FLAVIA PATRICIA SANTOS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181.54" calcext:value-type="float">
            <text:p>1.181,54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181.54" calcext:value-type="float">
            <text:p>1.181,54</text:p>
          </table:table-cell>
          <table:table-cell table:number-columns-repeated="24"/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<text:span text:style-name="T6">FLAVIAN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pan text:style-name="T6">FLAVIO FONSEC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pan text:style-name="T6">FLAVIO FONSECA SILV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pan text:style-name="T6">FLAVIO PRADO FONSE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pan text:style-name="T6">FLAVIO SILVA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>
            <text:p><text:span text:style-name="T6">FRANCISCO FERREIRA DE LIM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33.6" calcext:value-type="float">
            <text:p>2.133,6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33.6" calcext:value-type="float">
            <text:p>2.133,60</text:p>
          </table:table-cell>
          <table:table-cell table:number-columns-repeated="24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<text:span text:style-name="T6">FRANCISCO JOSE DE OLIVEIR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pan text:style-name="T6">FRANCISCO MODESTO DOS PASSOS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pan text:style-name="T6">FRANCISLENE FISCINA GARCEZ</text:span></text:p>
          </table:table-cell>
          <table:table-cell office:value-type="string" calcext:value-type="string">
            <text:p><text:span text:style-name="T6">FISCAL DE TRIBUTO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pan text:style-name="T6">GABRIELA ANDRADE 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pan text:style-name="T6">GEORGE VICTOR FREIRE DUAR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6">GERALDO CEZAR BARROS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5" calcext:value-type="float">
            <text:p>1835</text:p>
          </table:table-cell>
          <table:table-cell office:value-type="string" calcext:value-type="string">
            <text:p><text:span text:style-name="T6">GERALDO MELO DE OLIVEIR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pan text:style-name="T6">GERSICA DAYANE SOUZA SANTOS </text:span></text:p>
          </table:table-cell>
          <table:table-cell office:value-type="string" calcext:value-type="string">
            <text:p><text:span text:style-name="T6">ASSESSOR DO NUCLEO DE LIQUIDAÇAO E PAGAMENT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2" calcext:value-type="float">
            <text:p>1722</text:p>
          </table:table-cell>
          <table:table-cell office:value-type="string" calcext:value-type="string">
            <text:p><text:span text:style-name="T6">GESSICA SANTOS SOUZA CABRAL</text:span></text:p>
          </table:table-cell>
          <table:table-cell office:value-type="string" calcext:value-type="string">
            <text:p><text:span text:style-name="T6">Chefe do Núcleo de Comunicaçã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<text:span text:style-name="T6">GICELE MARA CAVALCANTE DAVILA FONT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182" calcext:value-type="float">
            <text:p>1.182,00</text:p>
          </table:table-cell>
          <table:table-cell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877.2" calcext:value-type="float">
            <text:p>3.877,20</text:p>
          </table:table-cell>
          <table:table-cell table:number-columns-repeated="24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span text:style-name="T6">GILBERTO DORIA DANTA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<text:span text:style-name="T6">GILDETE XAVIER ALMEID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<text:span text:style-name="T6">GILTON FEITOSA CONCEIC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832.07" calcext:value-type="float">
            <text:p>17.832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7" calcext:value-type="float">
            <text:p>1867</text:p>
          </table:table-cell>
          <table:table-cell office:value-type="string" calcext:value-type="string">
            <text:p><text:span text:style-name="T6">GILVAN OLIVEIRA DE REZENDE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00.2" calcext:value-type="float">
            <text:p>1.600,20</text:p>
          </table:table-cell>
          <table:table-cell office:value-type="float" office:value="0" calcext:value-type="float">
            <text:p>0,00</text:p>
          </table:table-cell>
          <table:table-cell office:value-type="float" office:value="2432.4" calcext:value-type="float">
            <text:p>2.432,4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032.6" calcext:value-type="float">
            <text:p>4.032,60</text:p>
          </table:table-cell>
          <table:table-cell table:number-columns-repeated="24"/>
        </table:table-row>
        <table:table-row table:style-name="ro4">
          <table:table-cell office:value-type="float" office:value="859" calcext:value-type="float">
            <text:p>859</text:p>
          </table:table-cell>
          <table:table-cell office:value-type="string" calcext:value-type="string">
            <text:p><text:span text:style-name="T6">GILVANIA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<text:span text:style-name="T6">GILZA ALMEIDA ROSARIO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pan text:style-name="T6">GISELLE  IMBASSAHY MESSIA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2" calcext:value-type="float">
            <text:p>1832</text:p>
          </table:table-cell>
          <table:table-cell office:value-type="string" calcext:value-type="string">
            <text:p><text:span text:style-name="T6">GISLAINE FELIX DE CARVALHO CASTRO</text:span></text:p>
          </table:table-cell>
          <table:table-cell office:value-type="string" calcext:value-type="string">
            <text:p><text:span text:style-name="T6">Assessor da Div. de G. de Pess. e Ad, Av. e M. de Servidore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pan text:style-name="T6">GIULLIANO LEMOS ALVES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pan text:style-name="T6">GIVANILSON SANTOS DE JESUS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ACOMPANHAMENTO ORCAMENTARIO E ANALISE ECONOM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pan text:style-name="T6">GLADEMIR GONCALVES DE FRANCA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<text:span text:style-name="T6">GLAUCIA DE ALBUQUERQUE GARCI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6">GLAUCIA QUEIROZ DE MORA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pan text:style-name="T6">GLAUCIA TELES DE SOUSA NASCIMENTO</text:span></text:p>
          </table:table-cell>
          <table:table-cell office:value-type="string" calcext:value-type="string">
            <text:p><text:span text:style-name="T6">RECEPCIONISTA-requisitad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16" calcext:value-type="float">
            <text:p>1816</text:p>
          </table:table-cell>
          <table:table-cell office:value-type="string" calcext:value-type="string">
            <text:p><text:span text:style-name="T6">GLAUCO LUIZ REZENDE DE CARVA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pan text:style-name="T6">GLEBERTON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6" calcext:value-type="float">
            <text:p>1726</text:p>
          </table:table-cell>
          <table:table-cell office:value-type="string" calcext:value-type="string">
            <text:p><text:span text:style-name="T6">GLEISE CHRISTINE NUNES DE FREITA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string" calcext:value-type="string">
            <text:p><text:span text:style-name="T6">GONCALO RIBEIRO DE MEL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9" calcext:value-type="float">
            <text:p>1619</text:p>
          </table:table-cell>
          <table:table-cell office:value-type="string" calcext:value-type="string">
            <text:p><text:span text:style-name="T6">GRACE DE OLIVEIRA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PROMOTORIAS DE JUSTICA DO TRIBUNAL DO JURI DE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pan text:style-name="T6">GRASIELE ROSARI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pan text:style-name="T6">GREYCE MENDONÇA BELÉM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<text:span text:style-name="T6">GREZIEL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6">GUSTAVO MENDONCA RODRIGU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52" calcext:value-type="float">
            <text:p>1452</text:p>
          </table:table-cell>
          <table:table-cell office:value-type="string" calcext:value-type="string">
            <text:p><text:span text:style-name="T6">HEBERT DA SILVA FERR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pan text:style-name="T6">HELEN MARTHA DIAS SALVIAN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48" calcext:value-type="float">
            <text:p>1348</text:p>
          </table:table-cell>
          <table:table-cell office:value-type="string" calcext:value-type="string">
            <text:p><text:span text:style-name="T6">HELENA CHRISTINA DE ALMEID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621.52" calcext:value-type="float">
            <text:p>2.621,5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6">HELENO AVILA DOS SANTO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pan text:style-name="T6">HELOISA GAMA DE SAL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<text:span text:style-name="T6">HENRIQUE RIBEIRO CARDOS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145.86" calcext:value-type="float">
            <text:p>17.145,8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9" calcext:value-type="float">
            <text:p>1689</text:p>
          </table:table-cell>
          <table:table-cell office:value-type="string" calcext:value-type="string">
            <text:p><text:span text:style-name="T6">HONORINA JAMILLY ALMEIDA NOV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pan text:style-name="T6">HUDSON DE JESUS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string" calcext:value-type="string">
            <text:p><text:span text:style-name="T6">IANNY CAROLINY ALMEIDA SIL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6">IARA PINHEIRO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23" calcext:value-type="float">
            <text:p>2223</text:p>
          </table:table-cell>
          <table:table-cell office:value-type="string" calcext:value-type="string">
            <text:p><text:span text:style-name="T6">ICARO PRADO NOVAES</text:span></text:p>
          </table:table-cell>
          <table:table-cell office:value-type="string" calcext:value-type="string">
            <text:p><text:span text:style-name="T6">Assessor de Imprensa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312.76" calcext:value-type="float">
            <text:p>312,7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312.76" calcext:value-type="float">
            <text:p>312,7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<text:span text:style-name="T6">IDIBERTO BORGES DA SILVA</text:span></text:p>
          </table:table-cell>
          <table:table-cell office:value-type="string" calcext:value-type="string">
            <text:p><text:span text:style-name="T6">MENSAGEIRO - requisitado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pan text:style-name="T6">IGOR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33.33" calcext:value-type="float">
            <text:p>333,33</text:p>
          </table:table-cell>
          <table:table-cell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860.39" calcext:value-type="float">
            <text:p>860,39</text:p>
          </table:table-cell>
          <table:table-cell table:number-columns-repeated="24"/>
        </table:table-row>
        <table:table-row table:style-name="ro4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pan text:style-name="T6">ILANA CHAGAS FERRO COELHO DA PA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pan text:style-name="T6">IRINALDO JOSE DOS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pan text:style-name="T6">ISABEL CHRISTINA PRAZERES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pan text:style-name="T6">ISABELA DE ARAGAO DOR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6" calcext:value-type="float">
            <text:p>1836</text:p>
          </table:table-cell>
          <table:table-cell office:value-type="string" calcext:value-type="string">
            <text:p><text:span text:style-name="T6">ISABELLE CRISTINE DA SILVA FRAZ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>
            <text:p><text:span text:style-name="T6">ITALO PEREIRA TELE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<text:span text:style-name="T6">ITAMAR MARQUES AMARAL JUNIOR 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<text:span text:style-name="T6">IURI MARCEL MENEZES BORG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0" calcext:value-type="float">
            <text:p>1610</text:p>
          </table:table-cell>
          <table:table-cell office:value-type="string" calcext:value-type="string">
            <text:p><text:span text:style-name="T6">IVAN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42" calcext:value-type="float">
            <text:p>1442</text:p>
          </table:table-cell>
          <table:table-cell office:value-type="string" calcext:value-type="string">
            <text:p><text:span text:style-name="T6">IVAN VIEIRA DE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37" calcext:value-type="float">
            <text:p>1737</text:p>
          </table:table-cell>
          <table:table-cell office:value-type="string" calcext:value-type="string">
            <text:p><text:span text:style-name="T6">IVANDILSON DE MOURA F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<text:span text:style-name="T6">IVES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6">IZABELA ROSA VI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pan text:style-name="T6">IZAC SILVA DE JESUS 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DE APOIO AOS PROMOTORES ELEITORAIS - COAP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pan text:style-name="T6">JACQUELINE ALMEI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pan text:style-name="T6">JACQUELINE CARVALHO NABUCO D AVILA CESPEDES</text:span></text:p>
          </table:table-cell>
          <table:table-cell office:value-type="string" calcext:value-type="string">
            <text:p><text:span text:style-name="T6">PEDAGOG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pan text:style-name="T6">JACQUELINE D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string" calcext:value-type="string">
            <text:p><text:span text:style-name="T6">JACQUELINE MONTE DE HOLLAN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91.67" calcext:value-type="float">
            <text:p>1.491,67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491.67" calcext:value-type="float">
            <text:p>1.491,67</text:p>
          </table:table-cell>
          <table:table-cell table:number-columns-repeated="24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<text:span text:style-name="T6">JAQUELINE BAPTISTA DE ALMEIDA</text:span></text:p>
          </table:table-cell>
          <table:table-cell office:value-type="string" calcext:value-type="string">
            <text:p><text:span text:style-name="T6">Assessor do C. Adm. e Pedagógico da E.S.MP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<text:span text:style-name="T6">JARBAS ADELINO SANTO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pan text:style-name="T6">JEAN CARLOS DE ANDRADE TINTILIA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18" calcext:value-type="float">
            <text:p>1818</text:p>
          </table:table-cell>
          <table:table-cell office:value-type="string" calcext:value-type="string">
            <text:p><text:span text:style-name="T6">JEAN DE JESUS PI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pan text:style-name="T6">JEANE SANTOS NASCIMENT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97" calcext:value-type="float">
            <text:p>1797</text:p>
          </table:table-cell>
          <table:table-cell office:value-type="string" calcext:value-type="string">
            <text:p><text:span text:style-name="T6">JESSICA MATOS CORRE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pan text:style-name="T6">JESSICA TAVARE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pan text:style-name="T6">JOANA ANGELICA CARREGOS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6">JOANA WIRTI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pan text:style-name="T6">JOAO ALBERTO LEONARDO CLEMENT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pan text:style-name="T6">JOAO BARBOSA DE OLIVEIRA FILHO</text:span></text:p>
          </table:table-cell>
          <table:table-cell office:value-type="string" calcext:value-type="string">
            <text:p><text:span text:style-name="T6">DETETIVE POL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pan text:style-name="T6">JOAO CARLOS NOGUEIRA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<text:span text:style-name="T6">JOAO COSTA DOS SANTOS</text:span></text:p>
          </table:table-cell>
          <table:table-cell office:value-type="string" calcext:value-type="string">
            <text:p><text:span text:style-name="T6">GARÇON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pan text:style-name="T6">JOAO FRANCISCO GAGNO CAMPAGNA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617" calcext:value-type="float">
            <text:p>1617</text:p>
          </table:table-cell>
          <table:table-cell office:value-type="string" calcext:value-type="string">
            <text:p><text:span text:style-name="T6">JOAO HENRIQUE DE MELO ELI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pan text:style-name="T6">JOAO PAULO SANTOS BISP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pan text:style-name="T6">JOAO RAIMUNDO MOREIRA GUIMA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pan text:style-name="T6">JOAO RIBEIRO DE ALMEIDA NET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28" calcext:value-type="float">
            <text:p>1828</text:p>
          </table:table-cell>
          <table:table-cell office:value-type="string" calcext:value-type="string">
            <text:p><text:span text:style-name="T6">JOAO RICARDO ANDRADE COR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<text:span text:style-name="T6">JOAO RODRIGUES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<text:span text:style-name="T6">JOAO RODRIGUE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540" calcext:value-type="float">
            <text:p>1540</text:p>
          </table:table-cell>
          <table:table-cell office:value-type="string" calcext:value-type="string">
            <text:p><text:span text:style-name="T6">JOAQUIM DANTAS CARDOSO NET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pan text:style-name="T6">JOELMA LOPES CUSTODIO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>
            <text:p><text:span text:style-name="T6">JOELMA SOARES MACEDO DE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224.29" calcext:value-type="float">
            <text:p>14.224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397.21" calcext:value-type="float">
            <text:p>16.397,21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6">JORGE MURILO SEIXAS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24"/>
        </table:table-row>
        <table:table-row table:style-name="ro4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pan text:style-name="T6">JOSE AGNALDO DOS SANTOS</text:span></text:p>
          </table:table-cell>
          <table:table-cell office:value-type="string" calcext:value-type="string">
            <text:p><text:span text:style-name="T6">AGENTE DE APOIO OPERACIONAL - requisitad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pan text:style-name="T6">JOSE AILTON NUN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pan text:style-name="T6">JOSE ANCELMO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6">JOSE ANCELMO OLIV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4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6">JOSE ANDRAD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54" calcext:value-type="float">
            <text:p>1354</text:p>
          </table:table-cell>
          <table:table-cell office:value-type="string" calcext:value-type="string">
            <text:p><text:span text:style-name="T6">JOSE AUGUSTO SANTO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pan text:style-name="T6">JOSE AVELAR PEREIRA MATTOS SEGUN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CONSELHEIRO - DOUTOR EDUARDO BARRETO DAVILA FONT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pan text:style-name="T6">JOSE BONIFACIO DA SILVA JUNIOR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83" calcext:value-type="float">
            <text:p>1583</text:p>
          </table:table-cell>
          <table:table-cell office:value-type="string" calcext:value-type="string">
            <text:p><text:span text:style-name="T6">JOSE BRUNO BATISTA SILVA</text:span></text:p>
          </table:table-cell>
          <table:table-cell office:value-type="string" calcext:value-type="string">
            <text:p><text:span text:style-name="T6">Chefe do Arquivo Central do MP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6">JOSE CARLOS DE OLIVEIRA FILH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4927.4" calcext:value-type="float">
            <text:p>34.927,4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786.53" calcext:value-type="float">
            <text:p>37.786,5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24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pan text:style-name="T6">JOSE CARLOS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pan text:style-name="T6">JOSE CARLOS MEL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6" calcext:value-type="float">
            <text:p>1616</text:p>
          </table:table-cell>
          <table:table-cell office:value-type="string" calcext:value-type="string">
            <text:p><text:span text:style-name="T6">JOSE CESAR NOBREGA CAVALCANTE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00" calcext:value-type="float">
            <text:p>1100</text:p>
          </table:table-cell>
          <table:table-cell office:value-type="string" calcext:value-type="string">
            <text:p><text:span text:style-name="T6">JOSE CLAUDIANO SILVA DE CARVALHO</text:span></text:p>
          </table:table-cell>
          <table:table-cell office:value-type="string" calcext:value-type="string">
            <text:p><text:span text:style-name="T6">VIGILANTE - requisitad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pan text:style-name="T6">JOSE CLAUDINO DA ROCHA SALE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<text:span text:style-name="T6">JOSE CLAUDIO CARDOSO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9" calcext:value-type="float">
            <text:p>1719</text:p>
          </table:table-cell>
          <table:table-cell office:value-type="string" calcext:value-type="string">
            <text:p><text:span text:style-name="T6">JOSE CLAUDIO DE MATOS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6">JOSE COSTA CAVALCANT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917" calcext:value-type="float">
            <text:p>917</text:p>
          </table:table-cell>
          <table:table-cell office:value-type="string" calcext:value-type="string">
            <text:p><text:span text:style-name="T6">JOSE DA SILVA ARAGA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6">JOSE DE FARO MENEZES NETO</text:span></text:p>
          </table:table-cell>
          <table:table-cell office:value-type="string" calcext:value-type="string">
            <text:p><text:span text:style-name="T6">ADMINISTRADOR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pan text:style-name="T6">JOSE DE OLIVEIRA FREITA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<text:span text:style-name="T6">JOSE DE OLIVEIRA FREITAS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pan text:style-name="T6">JOSE DENILTON NASCIMENTO DE JESU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056" calcext:value-type="float">
            <text:p>1.056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112" calcext:value-type="float">
            <text:p>2.112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<text:span text:style-name="T6">JOSE DERNIVAL DA SILVA SANTOS FILHO</text:span></text:p>
          </table:table-cell>
          <table:table-cell office:value-type="string" calcext:value-type="string">
            <text:p><text:span text:style-name="T6">ASSESSOR DO COORDENADOR DA DIVISAO DE PATRIMONI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pan text:style-name="T6">JOSE EDSON CARDOSO 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27" calcext:value-type="float">
            <text:p>1627</text:p>
          </table:table-cell>
          <table:table-cell office:value-type="string" calcext:value-type="string">
            <text:p><text:span text:style-name="T6">JOSE FERNANDO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6">JOSE ISAU DE LIMA FRANCA</text:span></text:p>
          </table:table-cell>
          <table:table-cell office:value-type="string" calcext:value-type="string">
            <text:p><text:span text:style-name="T6">COORDENADOR DA DIVISÃO DE ENG. E MANUTENÇÃ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pan text:style-name="T6">JOSE LUCAS CARVALHO RIBEIRO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span text:style-name="T6">JOSE LUCAS DA SILV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7" calcext:value-type="float">
            <text:p>1857</text:p>
          </table:table-cell>
          <table:table-cell office:value-type="string" calcext:value-type="string">
            <text:p><text:span text:style-name="T6">JOSE LUCAS SANTOS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6">JOSE MAGALHAES DE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38" calcext:value-type="float">
            <text:p>1538</text:p>
          </table:table-cell>
          <table:table-cell office:value-type="string" calcext:value-type="string">
            <text:p><text:span text:style-name="T6">JOSE MARIO DA CRUZ COS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82" calcext:value-type="float">
            <text:p>1482</text:p>
          </table:table-cell>
          <table:table-cell office:value-type="string" calcext:value-type="string">
            <text:p><text:span text:style-name="T6">JOSE MARLUCIO MONTEIRO FERREIRA</text:span></text:p>
          </table:table-cell>
          <table:table-cell office:value-type="string" calcext:value-type="string">
            <text:p><text:span text:style-name="T6">Coordenador da Div. Perícia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pan text:style-name="T6">JOSE MICAEL BISPO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<text:span text:style-name="T6">JOSE MIRANDA SOUZ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6">JOSE RENATO LIMA SAMPA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pan text:style-name="T6">JOSE RICARDO ALVES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10" calcext:value-type="float">
            <text:p>1810</text:p>
          </table:table-cell>
          <table:table-cell office:value-type="string" calcext:value-type="string">
            <text:p><text:span text:style-name="T6">JOSE RONALD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<text:span text:style-name="T6">JOSE RONY SILVA ALMEI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357.01" calcext:value-type="float">
            <text:p>17.357,0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59.9" calcext:value-type="float">
            <text:p>1.459,9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59.9" calcext:value-type="float">
            <text:p>1.459,90</text:p>
          </table:table-cell>
          <table:table-cell table:number-columns-repeated="24"/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<text:span text:style-name="T6">JOSE SACRAMENTO DOS  SANTO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6">JOSENIAS FRANCA DO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4"/>
        </table:table-row>
        <table:table-row table:style-name="ro4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pan text:style-name="T6">JOUBERTO UCHOA DE MENDONC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pan text:style-name="T6">JUCIARA REI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<text:span text:style-name="T6">JULIANA CHECCUCCI CARBALL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<text:span text:style-name="T6">JULIANA COUTO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17" calcext:value-type="float">
            <text:p>1417</text:p>
          </table:table-cell>
          <table:table-cell office:value-type="string" calcext:value-type="string">
            <text:p><text:span text:style-name="T6">JULIANA DA COSTA MACIEL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string" calcext:value-type="string">
            <text:p><text:span text:style-name="T6">JULIANA DAYSE FREITAS DO SACRAMENTO AQUI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string" calcext:value-type="string">
            <text:p><text:span text:style-name="T6">JULIANA DE BRITTO AMOR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pan text:style-name="T6">JULIANA GOMES REZENDE DORI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pan text:style-name="T6">JULIANA LUSTOS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pan text:style-name="T6">JULIANA PRADO VIEIRA RI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3" calcext:value-type="float">
            <text:p>1613</text:p>
          </table:table-cell>
          <table:table-cell office:value-type="string" calcext:value-type="string">
            <text:p><text:span text:style-name="T6">JULIANA SORAIA DO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pan text:style-name="T6">JULIANA VASCONCELOS DE OLIVEIRA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pan text:style-name="T6">JULIANE MENDONCA NORO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pan text:style-name="T6">JULIANE RIBEIRO DANT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pan text:style-name="T6">JULIANE SOARES MARTIN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ESTAGIARI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pan text:style-name="T6">JULIANO CAVALCAN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6">JULIVAL PIRES REBOUCA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5" calcext:value-type="float">
            <text:p>1725</text:p>
          </table:table-cell>
          <table:table-cell office:value-type="string" calcext:value-type="string">
            <text:p><text:span text:style-name="T6">JUSSARA OLIVEIRA DE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<text:span text:style-name="T6">KARLA CHRISTIANY CRUZ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116.92" calcext:value-type="float">
            <text:p>1.116,92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116.92" calcext:value-type="float">
            <text:p>1.116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2199" calcext:value-type="float">
            <text:p>2199</text:p>
          </table:table-cell>
          <table:table-cell office:value-type="string" calcext:value-type="string">
            <text:p><text:span text:style-name="T6">KARLA LIMA DE ALMEI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4"/>
        </table:table-row>
        <table:table-row table:style-name="ro4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6">KARLA PATRICIA DE ANDRADE MOU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22" calcext:value-type="float">
            <text:p>2222</text:p>
          </table:table-cell>
          <table:table-cell office:value-type="string" calcext:value-type="string">
            <text:p><text:span text:style-name="T6">KASSIA JAMILLER NASCIMENTO SIL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pan text:style-name="T6">KATHARINA RESENDE DE LIMA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1ª E 3ª PROMOTORIAS DE JUSTICA DAS EXECUCOES CRIMINA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74" calcext:value-type="float">
            <text:p>1874</text:p>
          </table:table-cell>
          <table:table-cell office:value-type="string" calcext:value-type="string">
            <text:p><text:span text:style-name="T6">KEIL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16" calcext:value-type="float">
            <text:p>1516</text:p>
          </table:table-cell>
          <table:table-cell office:value-type="string" calcext:value-type="string">
            <text:p><text:span text:style-name="T6">KELFRENN TEIXEIRA RODRIGUES DE MENEZ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24"/>
        </table:table-row>
        <table:table-row table:style-name="ro4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pan text:style-name="T6">KELLI SOBRAL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pan text:style-name="T6">KELLY CRISTINE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18" calcext:value-type="float">
            <text:p>1418</text:p>
          </table:table-cell>
          <table:table-cell office:value-type="string" calcext:value-type="string">
            <text:p><text:span text:style-name="T6">KELLY SANTOS PIEDA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85" calcext:value-type="float">
            <text:p>1885</text:p>
          </table:table-cell>
          <table:table-cell office:value-type="string" calcext:value-type="string">
            <text:p><text:span text:style-name="T6">KENI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pan text:style-name="T6">KETLYN DE SANTAN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pan text:style-name="T6">KEVEN MATHEUS GOIS SANTAN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pan text:style-name="T6">KEYLLA TEIXEIRA SANTANA ANDRADE FRANC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<text:span text:style-name="T6">KRISTIANE FERREIRA DA SILV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>
            <text:p><text:span text:style-name="T6">LAELSON ALCANTARA DE PONTES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pan text:style-name="T6">LAIS GOMES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pan text:style-name="T6">LARISSA CAROLAINE MENEZES DE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09" calcext:value-type="float">
            <text:p>1609</text:p>
          </table:table-cell>
          <table:table-cell office:value-type="string" calcext:value-type="string">
            <text:p><text:span text:style-name="T6">LARISSA DOS SANTOS SANTANA MA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43" calcext:value-type="float">
            <text:p>1543</text:p>
          </table:table-cell>
          <table:table-cell office:value-type="string" calcext:value-type="string">
            <text:p><text:span text:style-name="T6">LARISSA SOARES GUIMARAES PRADO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pan text:style-name="T6">LAURA ELISA MENGEL SIM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<text:span text:style-name="T6">LAURA IMPERATRIZ BATALHA MOREIRA NERY MOURA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284.69" calcext:value-type="float">
            <text:p>3.284,69</text:p>
          </table:table-cell>
          <table:table-cell office:value-type="float" office:value="0" calcext:value-type="float">
            <text:p>0,00</text:p>
          </table:table-cell>
          <table:table-cell office:value-type="float" office:value="912.15" calcext:value-type="float">
            <text:p>912,15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196.84" calcext:value-type="float">
            <text:p>4.196,84</text:p>
          </table:table-cell>
          <table:table-cell table:number-columns-repeated="24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pan text:style-name="T6">LAURO DE JESUS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24"/>
        </table:table-row>
        <table:table-row table:style-name="ro4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pan text:style-name="T6">LEA ALVES SCHLINGMANN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<text:span text:style-name="T6">LEA GOMES DE ANDRADE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DIRETOR ADMINISTRATIV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* TEC. ASSUNTOS HISTORIOGRÁF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<text:span text:style-name="T6">LEALDO NUNES LIM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07" calcext:value-type="float">
            <text:p>1607</text:p>
          </table:table-cell>
          <table:table-cell office:value-type="string" calcext:value-type="string">
            <text:p><text:span text:style-name="T6">LEILAINE SOUZA SANTAN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S DIREIT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pan text:style-name="T6">LEMUEL SANTOS BOMF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527.06" calcext:value-type="float">
            <text:p>527,06</text:p>
          </table:table-cell>
          <table:table-cell table:number-columns-repeated="24"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<text:span text:style-name="T6">LENILDE NASCIMENTO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pan text:style-name="T6">LEOGENEFFER ARAUJO DOS SANTOS</text:span></text:p>
          </table:table-cell>
          <table:table-cell office:value-type="string" calcext:value-type="string">
            <text:p><text:span text:style-name="T6">Assessor do Arq. Setorial do RH</text:span></text:p>
          </table:table-cell>
          <table:table-cell office:value-type="string" calcext:value-type="string">
            <text:p><text:span text:style-name="T6">ARQUIVO SETORIAL DO 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pan text:style-name="T6">LEONARDO JOSE CAMPOS MAIA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string" calcext:value-type="string">
            <text:p><text:span text:style-name="T6">LEONEL RODRIGUES CHAGAS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pan text:style-name="T6">LEYDSON  GADELHA MOR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4"/>
        </table:table-row>
        <table:table-row table:style-name="ro4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pan text:style-name="T6">LHAIS SAMARA MESSIA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pan text:style-name="T6">LICIA REGIA DOS SANTOS DIAS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pan text:style-name="T6">LICIA VANESSA DE ANDRADE SANT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pan text:style-name="T6">LIDGIA MARIA DANTAS DE ANDRADE LIM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85" calcext:value-type="float">
            <text:p>1785</text:p>
          </table:table-cell>
          <table:table-cell office:value-type="string" calcext:value-type="string">
            <text:p><text:span text:style-name="T6">LIDIANE MEDEIROS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<text:span text:style-name="T6">LIGIA MARIA MONTEIRO DE FIGUEIREDO</text:span></text:p>
          </table:table-cell>
          <table:table-cell office:value-type="string" calcext:value-type="string">
            <text:p><text:span text:style-name="T6">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pan text:style-name="T6">LILIA REJANE LIMA OLIVEIRA CARVALH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pan text:style-name="T6">LILIAN DOS SANTOS MACIEL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pan text:style-name="T6">LISSANDRO PATRICIUS GOIS SANTO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string" calcext:value-type="string">
            <text:p><text:span text:style-name="T6">LIZANDRA GARDENI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4" calcext:value-type="float">
            <text:p>1714</text:p>
          </table:table-cell>
          <table:table-cell office:value-type="string" calcext:value-type="string">
            <text:p><text:span text:style-name="T6">LORENA DA ROCHA SILVA RIBEIRO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pan text:style-name="T6">LUA SILVA SANTO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pan text:style-name="T6">LUAN BRUNO BARBOSA DE SOUSA COST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pan text:style-name="T6">LUANA DIAS SOARES GARCIA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46" calcext:value-type="float">
            <text:p>1346</text:p>
          </table:table-cell>
          <table:table-cell office:value-type="string" calcext:value-type="string">
            <text:p><text:span text:style-name="T6">LUANA FRANCA DE CARVALHO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72" calcext:value-type="float">
            <text:p>1672</text:p>
          </table:table-cell>
          <table:table-cell office:value-type="string" calcext:value-type="string">
            <text:p><text:span text:style-name="T6">LUANA PRATA MONT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pan text:style-name="T6">LUANA ROCHA PR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982" calcext:value-type="float">
            <text:p>1982</text:p>
          </table:table-cell>
          <table:table-cell office:value-type="string" calcext:value-type="string">
            <text:p><text:span text:style-name="T6">LUCAS EUGENIO MEL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pan text:style-name="T6">LUCAS LEITE MEDEIROS MASCARENH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pan text:style-name="T6">LUCIANA BASTOS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10.37" calcext:value-type="float">
            <text:p>2.410,37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pan text:style-name="T6">LUCIANA CAVALCANTI NOBREG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53" calcext:value-type="float">
            <text:p>1553</text:p>
          </table:table-cell>
          <table:table-cell office:value-type="string" calcext:value-type="string">
            <text:p><text:span text:style-name="T6">LUCIANA DIAS SOUZ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63" calcext:value-type="float">
            <text:p>1463</text:p>
          </table:table-cell>
          <table:table-cell office:value-type="string" calcext:value-type="string">
            <text:p><text:span text:style-name="T6">LUCIANA DUARTE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pan text:style-name="T6">LUCIANA LEONARDO RIBEIRO SILVA DE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16" calcext:value-type="float">
            <text:p>2216</text:p>
          </table:table-cell>
          <table:table-cell office:value-type="string" calcext:value-type="string">
            <text:p><text:span text:style-name="T6">LUCIANA SANTANA MONTEIR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pan text:style-name="T6">LUCIANA YASMIM SANTOS PASS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<text:span text:style-name="T6">LUCIO JOSE CARDOSO BARRETO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span text:style-name="T6">LUIS CLAUDI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span text:style-name="T6">LUIS FAUSTO DIAS DE VALOIS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24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<text:span text:style-name="T6">LUIS FELIPE JORDÃO WANDERLEY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513.08" calcext:value-type="float">
            <text:p>13.513,0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686" calcext:value-type="float">
            <text:p>15.686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94.9" calcext:value-type="float">
            <text:p>1.094,9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94.9" calcext:value-type="float">
            <text:p>1.094,90</text:p>
          </table:table-cell>
          <table:table-cell table:number-columns-repeated="2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6">LUIZ ALBERTO MOURA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418.4" calcext:value-type="float">
            <text:p>1.418,40</text:p>
          </table:table-cell>
          <table:table-cell office:value-type="float" office:value="0" calcext:value-type="float">
            <text:p>0,00</text:p>
          </table:table-cell>
          <table:table-cell office:value-type="float" office:value="1684.5" calcext:value-type="float">
            <text:p>1.684,5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102.9" calcext:value-type="float">
            <text:p>3.102,90</text:p>
          </table:table-cell>
          <table:table-cell table:number-columns-repeated="24"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span text:style-name="T6">LUIZ CARLOS DA SILV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span text:style-name="T6">LUIZ CARLOS PAIXAO JUNIOR</text:span></text:p>
          </table:table-cell>
          <table:table-cell office:value-type="string" calcext:value-type="string">
            <text:p><text:span text:style-name="T6">ASSESSOR DE TECNOLOGIA DA INFORMAÇÃO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33" calcext:value-type="float">
            <text:p>2233</text:p>
          </table:table-cell>
          <table:table-cell office:value-type="string" calcext:value-type="string">
            <text:p><text:span text:style-name="T6">LUIZ DE AZEVEDO COSTA NETO</text:span></text:p>
          </table:table-cell>
          <table:table-cell office:value-type="string" calcext:value-type="string">
            <text:p><text:span text:style-name="T6">Coordenador do Gab. de Seg. Institucional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6">LUIZ GONZAGA NETO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pan text:style-name="T6">LUIZ GUSTAVO LIM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span text:style-name="T6">LUIZ PEDRO DA COSTA TAVAR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pan text:style-name="T6">LUIZ TADEU COSTA MAYNARD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pan text:style-name="T6">LUIZ URQUIZA DA NOBREG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6">LUIZ VALTER RIBEIRO ROSAR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7463.7" calcext:value-type="float">
            <text:p>17.463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322.83" calcext:value-type="float">
            <text:p>20.322,8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pan text:style-name="T6">LUZINETE APARECID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1.13" calcext:value-type="float">
            <text:p>2.781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pan text:style-name="T6">MACIRLEY SANTOS SILVA DE CARVALHO</text:span></text:p>
          </table:table-cell>
          <table:table-cell office:value-type="string" calcext:value-type="string">
            <text:p><text:span text:style-name="T6">TECNICO EXECUTIVO-requisitado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<text:span text:style-name="T6">MAGALI LIMA DE MATOS SOAR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>
            <text:p><text:span text:style-name="T6">MANOEL CABRAL MACHADO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24"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pan text:style-name="T6">MANOEL MESSIAS RODRIGUE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24"/>
        </table:table-row>
        <table:table-row table:style-name="ro4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pan text:style-name="T6">MANOELA COSTA MENEZES VALOI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98" calcext:value-type="float">
            <text:p>1798</text:p>
          </table:table-cell>
          <table:table-cell office:value-type="string" calcext:value-type="string">
            <text:p><text:span text:style-name="T6">MARA ALICE BARBOSA PASS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pan text:style-name="T6">MARA CAMILA DE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663" calcext:value-type="float">
            <text:p>1663</text:p>
          </table:table-cell>
          <table:table-cell office:value-type="string" calcext:value-type="string">
            <text:p><text:span text:style-name="T6">MARA RUBIA SANTO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pan text:style-name="T6">MARCELA AYRES BRITTO SANTOS BRAG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20" calcext:value-type="float">
            <text:p>1420</text:p>
          </table:table-cell>
          <table:table-cell office:value-type="string" calcext:value-type="string">
            <text:p><text:span text:style-name="T6">MARCELA GAMA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96" calcext:value-type="float">
            <text:p>1496</text:p>
          </table:table-cell>
          <table:table-cell office:value-type="string" calcext:value-type="string">
            <text:p><text:span text:style-name="T6">MARCELA LINS MOURA DE FIGUEIR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79" calcext:value-type="float">
            <text:p>1879</text:p>
          </table:table-cell>
          <table:table-cell office:value-type="string" calcext:value-type="string">
            <text:p><text:span text:style-name="T6">MARCELA MAXIMO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94" calcext:value-type="float">
            <text:p>1594</text:p>
          </table:table-cell>
          <table:table-cell office:value-type="string" calcext:value-type="string">
            <text:p><text:span text:style-name="T6">MARCELLA BATISTA GUIMARA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pan text:style-name="T6">MARCELO CARDOSO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pan text:style-name="T6">MARCELO TORRES DE ARRUDA RAPOS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pan text:style-name="T6">MARCIA JAQUELINE OLIVEIRA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<text:span text:style-name="T6">MARCIA MENDES UNG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021.35" calcext:value-type="float">
            <text:p>2.021,35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021.35" calcext:value-type="float">
            <text:p>2.021,35</text:p>
          </table:table-cell>
          <table:table-cell table:number-columns-repeated="24"/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pan text:style-name="T6">MARCIA RAFAELLA FREIRE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pan text:style-name="T6">MARCIA VALNICE RODRIGUES LIM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6">MARCILIO DE SIQUEIRA PIN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672.04" calcext:value-type="float">
            <text:p>15.672,0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728.04" calcext:value-type="float">
            <text:p>16.728,0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pan text:style-name="T6">MARCIO DOS SANTOS DO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pan text:style-name="T6">MARCIO SILVA SIQU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pan text:style-name="T6">MARCO TULIO SANTOS DA CONCEI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pan text:style-name="T6">MARCONI ALVES VASCONCEL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85.36" calcext:value-type="float">
            <text:p>3.385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pan text:style-name="T6">MARCOS ANTONIO BASTOS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<text:span text:style-name="T6">MARCOS ANTONIO DOS SANTOS SOUZA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885.38" calcext:value-type="float">
            <text:p>885,3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56" calcext:value-type="float">
            <text:p>1.056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2997.38" calcext:value-type="float">
            <text:p>2.997,38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1" calcext:value-type="float">
            <text:p>1861</text:p>
          </table:table-cell>
          <table:table-cell office:value-type="string" calcext:value-type="string">
            <text:p><text:span text:style-name="T6">MARCOS CELIO OLIVEIR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pan text:style-name="T6">MARCOS MATHEUS DANTAS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pan text:style-name="T6">MARCUS VINICIUS MORAIS DE ANDRADE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pan text:style-name="T6">MARGARIDA ALVES BRAND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string" calcext:value-type="string">
            <text:p><text:span text:style-name="T6">MARIA APARECIDA DE JESUS FERREIRA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COPA DO 2º ANDAR/DAA/D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<text:span text:style-name="T6">MARIA APARECIDA OLIVEIRA CORREIA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pan text:style-name="T6">MARIA APARECIDA SANTOS ROLINO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<text:span text:style-name="T6">MARIA AUXILIADORA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string" calcext:value-type="string">
            <text:p><text:span text:style-name="T6">MARIA AUXILIADORA R. DE OLIVEIR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pan text:style-name="T6">MARIA AUXILIADORA S. DE CARVALHO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pan text:style-name="T6">MARIA BENILDA BENTO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6">MARIA CONCEICAO DE FIGUEIREDO ROLEMBERG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24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6">MARIA CRISTINA DA GAMA E SILVA FOZ MENDONÇ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24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pan text:style-name="T6">MARIA DA CONCEIÇÃO PAIXA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pan text:style-name="T6">MARIA DA CONCEIÇÃ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<text:span text:style-name="T6">MARIA DE LOURDES COST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346.7" calcext:value-type="float">
            <text:p>1.346,7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346.7" calcext:value-type="float">
            <text:p>1.346,70</text:p>
          </table:table-cell>
          <table:table-cell table:number-columns-repeated="24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6">MARIA DO NASCIMENTO MENEZ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<text:span text:style-name="T6">MARIA DOS ANJOS PEREIRA DOS SANTOS</text:span></text:p>
          </table:table-cell>
          <table:table-cell office:value-type="string" calcext:value-type="string">
            <text:p><text:span text:style-name="T6">Chefe do Setor de A. de M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pan text:style-name="T6">MARIA EDILEIDE REIS DOS SANTOS MOU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<text:span text:style-name="T6">MARIA ESTER LIMA DE AZEVEDO ANDRA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39" calcext:value-type="float">
            <text:p>1439</text:p>
          </table:table-cell>
          <table:table-cell office:value-type="string" calcext:value-type="string">
            <text:p><text:span text:style-name="T6">MARIA EUGENIA DA SILVA RIBEIR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pan text:style-name="T6">MARIA EUGENIA DE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string" calcext:value-type="string">
            <text:p><text:span text:style-name="T6">MARIA FERNANDA BARBOSA DE SANTANA FERR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6">MARIA FERNANDA SOUZA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pan text:style-name="T6">MARIA GORETE CARDOS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<text:span text:style-name="T6">MARIA HELENA MOREIRA SANCHES LISBO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35.3" calcext:value-type="float">
            <text:p>1.235,3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35.3" calcext:value-type="float">
            <text:p>1.235,30</text:p>
          </table:table-cell>
          <table:table-cell table:number-columns-repeated="24"/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<text:span text:style-name="T6">MARIA JOSE DO NASCIMENTO ROCH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76" calcext:value-type="float">
            <text:p>1676</text:p>
          </table:table-cell>
          <table:table-cell office:value-type="string" calcext:value-type="string">
            <text:p><text:span text:style-name="T6">MARIA JOSELITA ALMEIDA BARBOS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<text:span text:style-name="T6">MARIA LILIAN MENDES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24"/>
        </table:table-row>
        <table:table-row table:style-name="ro4">
          <table:table-cell office:value-type="float" office:value="1584" calcext:value-type="float">
            <text:p>1584</text:p>
          </table:table-cell>
          <table:table-cell office:value-type="string" calcext:value-type="string">
            <text:p><text:span text:style-name="T6">MARIA LUIZA VIEIRA CRUZ 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<text:span text:style-name="T6">MARIA MACEDO CHAGAS MOU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6">MARIA NAZARE DE ANDRADE FRANC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<text:span text:style-name="T6">MARIA NEILDE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<text:span text:style-name="T6">MARIA RITA MACHADO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418.4" calcext:value-type="float">
            <text:p>1.418,40</text:p>
          </table:table-cell>
          <table:table-cell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113.6" calcext:value-type="float">
            <text:p>4.113,60</text:p>
          </table:table-cell>
          <table:table-cell table:number-columns-repeated="24"/>
        </table:table-row>
        <table:table-row table:style-name="ro4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pan text:style-name="T6">MARIA SELMA SIQUEIRA DE CARVALHO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<text:span text:style-name="T6">MARIA SUZANA AMADO REIS ANDRADE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pan text:style-name="T6">MARIA TEREZA DE ARAGÃO ANDRADE 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pan text:style-name="T6">MARIANA MELO GOIS LEBRE HARDMAN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pan text:style-name="T6">MARIANA MELO SOUT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pan text:style-name="T6">MARIANA MOURA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2" calcext:value-type="float">
            <text:p>1662</text:p>
          </table:table-cell>
          <table:table-cell office:value-type="string" calcext:value-type="string">
            <text:p><text:span text:style-name="T6">MARIANA OLIV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pan text:style-name="T6">MARIANA SMITH DANTAS SOBRAL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pan text:style-name="T6">MARIANA TEIXEIRA CARDOSO DOS SANTOS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pan text:style-name="T6">MARIANNE MATO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6">MARILEIDE BATISTA DE MELO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string" calcext:value-type="string">
            <text:p><text:span text:style-name="T6">MARILENE PAES BARRETO DE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pan text:style-name="T6">MARILIA MELO BEZER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pan text:style-name="T6">MARILIA OLIVEIRA DA SILVA MURAD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4" calcext:value-type="float">
            <text:p>1684</text:p>
          </table:table-cell>
          <table:table-cell office:value-type="string" calcext:value-type="string">
            <text:p><text:span text:style-name="T6">MARIO GUILHERME PEREIRA RAM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36.29" calcext:value-type="float">
            <text:p>2.836,2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23" calcext:value-type="float">
            <text:p>1823</text:p>
          </table:table-cell>
          <table:table-cell office:value-type="string" calcext:value-type="string">
            <text:p><text:span text:style-name="T6">MARIO VICTOR LINHARES BARB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pan text:style-name="T6">MARKUS WANDER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pan text:style-name="T6">MARLA CAROLINE SANTOS NASCIMENT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312.76" calcext:value-type="float">
            <text:p>312,76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312.76" calcext:value-type="float">
            <text:p>312,7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<text:span text:style-name="T6">MARTHA RAQUELL DE PAULA E SILVA GOIS GONZAGA</text:span></text:p>
          </table:table-cell>
          <table:table-cell office:value-type="string" calcext:value-type="string">
            <text:p><text:span text:style-name="T6">ASSESSOR DO DIRETOR DE RECURSOS HUMANO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pan text:style-name="T6">MATHEUS CARDOSO TEIXEIR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pan text:style-name="T6">MATHEUS MORAIS DE OLIVEIRA MEL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2" calcext:value-type="float">
            <text:p>1682</text:p>
          </table:table-cell>
          <table:table-cell office:value-type="string" calcext:value-type="string">
            <text:p><text:span text:style-name="T6">MATHEUS SILV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<text:span text:style-name="T6">MAURA SILVA DE AQU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59.9" calcext:value-type="float">
            <text:p>1.459,9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459.9" calcext:value-type="float">
            <text:p>1.459,90</text:p>
          </table:table-cell>
          <table:table-cell table:number-columns-repeated="24"/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span text:style-name="T6">MAURICIO GUSMAO MAGALH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46" calcext:value-type="float">
            <text:p>2.246,00</text:p>
          </table:table-cell>
          <table:table-cell table:number-columns-repeated="24"/>
        </table:table-row>
        <table:table-row table:style-name="ro4">
          <table:table-cell office:value-type="float" office:value="1612" calcext:value-type="float">
            <text:p>1612</text:p>
          </table:table-cell>
          <table:table-cell office:value-type="string" calcext:value-type="string">
            <text:p><text:span text:style-name="T6">MAX ANIBAL NUNES ALV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03" calcext:value-type="float">
            <text:p>1503</text:p>
          </table:table-cell>
          <table:table-cell office:value-type="string" calcext:value-type="string">
            <text:p><text:span text:style-name="T6">MAX DIEGO SIQUEIRA SILV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6">MAX JEAN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pan text:style-name="T6">MAYARA CARVALHO MELLO F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pan text:style-name="T6">MAYLANE LIMA OLIVEIRA FIGUEIRED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4" calcext:value-type="float">
            <text:p>1724</text:p>
          </table:table-cell>
          <table:table-cell office:value-type="string" calcext:value-type="string">
            <text:p><text:span text:style-name="T6">MICHELANGELO CARVALHO NABUCO D 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11" calcext:value-type="float">
            <text:p>1811</text:p>
          </table:table-cell>
          <table:table-cell office:value-type="string" calcext:value-type="string">
            <text:p><text:span text:style-name="T6">MICHELINE SILVEIRA DE FARIA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<text:span text:style-name="T6">MICHELLI  DE OLIVEIRA BARBOS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<text:span text:style-name="T6">MIGUEL ANGELO FONTES DOS SANTOS </text:span></text:p>
          </table:table-cell>
          <table:table-cell office:value-type="string" calcext:value-type="string">
            <text:p><text:span text:style-name="T6">COORDENADOR DE PERÍCIA TÉCNICA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pan text:style-name="T6">MILENA ROCHA CHAG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pan text:style-name="T6">MILTON BARRETO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pan text:style-name="T6">MILTON RABELO BARRETO</text:span></text:p>
          </table:table-cell>
          <table:table-cell office:value-type="string" calcext:value-type="string">
            <text:p><text:span text:style-name="T6">COORDENADOR DO CENTRO MÉD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99.83" calcext:value-type="float">
            <text:p>1.299,83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299.83" calcext:value-type="float">
            <text:p>1.299,83</text:p>
          </table:table-cell>
          <table:table-cell table:number-columns-repeated="24"/>
        </table:table-row>
        <table:table-row table:style-name="ro4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pan text:style-name="T6">MIRELLA PRATA DE BRITTO CHA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pan text:style-name="T6">MIRELLE MENDONÇA OLIVEIRA</text:span></text:p>
          </table:table-cell>
          <table:table-cell office:value-type="string" calcext:value-type="string">
            <text:p><text:span text:style-name="T6">CHEFE DO NUCLEO DE CONSIGNAÇOES, CUSTOS E GRATIFICAÇOE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82" calcext:value-type="float">
            <text:p>1582</text:p>
          </table:table-cell>
          <table:table-cell office:value-type="string" calcext:value-type="string">
            <text:p><text:span text:style-name="T6">MIRENA OLIVEIRA FERREIRA LIN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pan text:style-name="T6">MIRIAM TERESA CARDOSO MACHA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pan text:style-name="T6">MOACIR NABUCO DAVILA MENESE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pan text:style-name="T6">MOANA JAMILLE SANTOS DE JESU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72" calcext:value-type="float">
            <text:p>872</text:p>
          </table:table-cell>
          <table:table-cell office:value-type="string" calcext:value-type="string">
            <text:p><text:span text:style-name="T6">MONICA ANTUNES ROCHA RIGO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<text:span text:style-name="T6">MONICA MARIA HARDMAN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1" calcext:value-type="float">
            <text:p>1311</text:p>
          </table:table-cell>
          <table:table-cell office:value-type="string" calcext:value-type="string">
            <text:p><text:span text:style-name="T6">MONICA OLIVEIRA NUNES DÓ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8" calcext:value-type="float">
            <text:p>1718</text:p>
          </table:table-cell>
          <table:table-cell office:value-type="string" calcext:value-type="string">
            <text:p><text:span text:style-name="T6">MORGANA BOTO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pan text:style-name="T6">MURIEL GUIMARÃES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pan text:style-name="T6">MURILO DA CRUZ LIM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24"/>
        </table:table-row>
        <table:table-row table:style-name="ro4">
          <table:table-cell office:value-type="float" office:value="1883" calcext:value-type="float">
            <text:p>1883</text:p>
          </table:table-cell>
          <table:table-cell office:value-type="string" calcext:value-type="string">
            <text:p><text:span text:style-name="T6">MYRELLE MARTINS MOTA SANTIAG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42" calcext:value-type="float">
            <text:p>1542</text:p>
          </table:table-cell>
          <table:table-cell office:value-type="string" calcext:value-type="string">
            <text:p><text:span text:style-name="T6">MYRNA GLYNNIS MENDONCA CRUZ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pan text:style-name="T6">NATALIA PRATA FREITA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pan text:style-name="T6">NATHALIA XAVIER FEITOZA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pan text:style-name="T6">NATHAZIA DE ALMEIDA REI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string" calcext:value-type="string">
            <text:p><text:span text:style-name="T6">NAYRA MOUR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580" calcext:value-type="float">
            <text:p>1580</text:p>
          </table:table-cell>
          <table:table-cell office:value-type="string" calcext:value-type="string">
            <text:p><text:span text:style-name="T6">NELMA MARIA LIMA CANUTO SANTIAGO</text:span></text:p>
          </table:table-cell>
          <table:table-cell office:value-type="string" calcext:value-type="string">
            <text:p><text:span text:style-name="T6">Chefe de Gab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5" calcext:value-type="float">
            <text:p>1915</text:p>
          </table:table-cell>
          <table:table-cell office:value-type="string" calcext:value-type="string">
            <text:p><text:span text:style-name="T6">NELSON DANTAS DE ALMEIDA FILHO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<text:span text:style-name="T6">NEWTON SILVEIRA DIA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24"/>
        </table:table-row>
        <table:table-row table:style-name="ro4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pan text:style-name="T6">NILZA MOTTA ALMEIDA FREITA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>
            <text:p><text:span text:style-name="T6">NILZIR SOARES VIEIRA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24"/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pan text:style-name="T6">NIVEA HELENA AGUIAR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<text:span text:style-name="T6">ODIL SILVA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7.62" calcext:value-type="float">
            <text:p>1.017,6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17.62" calcext:value-type="float">
            <text:p>1.017,62</text:p>
          </table:table-cell>
          <table:table-cell table:number-columns-repeated="24"/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6">ODILON CABRAL MACHADO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66" calcext:value-type="float">
            <text:p>1566</text:p>
          </table:table-cell>
          <table:table-cell office:value-type="string" calcext:value-type="string">
            <text:p><text:span text:style-name="T6">OLEANIA MENEZE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BIBLIOTECA/ESCOLA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pan text:style-name="T6">OLIVIA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<text:span text:style-name="T6">ORLANDO ROCHADEL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439" calcext:value-type="float">
            <text:p>15.439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823.07" calcext:value-type="float">
            <text:p>17.823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24"/>
        </table:table-row>
        <table:table-row table:style-name="ro4">
          <table:table-cell office:value-type="float" office:value="1563" calcext:value-type="float">
            <text:p>1563</text:p>
          </table:table-cell>
          <table:table-cell office:value-type="string" calcext:value-type="string">
            <text:p><text:span text:style-name="T6">OSMAR FERREIRA DO AMARAL JUNIOR WANDERLEY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592" calcext:value-type="float">
            <text:p>1592</text:p>
          </table:table-cell>
          <table:table-cell office:value-type="string" calcext:value-type="string">
            <text:p><text:span text:style-name="T6">OSMARIO LISBOA DE ARAUJ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87" calcext:value-type="float">
            <text:p>1487</text:p>
          </table:table-cell>
          <table:table-cell office:value-type="string" calcext:value-type="string">
            <text:p><text:span text:style-name="T6">PALOMA MATOS MONTEIR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24" calcext:value-type="float">
            <text:p>1524</text:p>
          </table:table-cell>
          <table:table-cell office:value-type="string" calcext:value-type="string">
            <text:p><text:span text:style-name="T6">PAMELLA HELLY ALMEIDA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69" calcext:value-type="float">
            <text:p>1569</text:p>
          </table:table-cell>
          <table:table-cell office:value-type="string" calcext:value-type="string">
            <text:p><text:span text:style-name="T6">PASCOAL NABUCO DAVILA FREIRE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pan text:style-name="T6">PATRICIA AZEVEDO MORAES POR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61.67" calcext:value-type="float">
            <text:p>3.161,6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pan text:style-name="T6">PATRICIA CARDOSO MACHADO FEITO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11" calcext:value-type="float">
            <text:p>1511</text:p>
          </table:table-cell>
          <table:table-cell office:value-type="string" calcext:value-type="string">
            <text:p><text:span text:style-name="T6">PATRICIA PASSOS MASCARENHA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6">PATRICIO FERREIRA DE FAR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pan text:style-name="T6">PAULA COSTA SOUZA PASQUETTI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string" calcext:value-type="string">
            <text:p><text:span text:style-name="T6">PAULO HENRIQUE SOARES DE ASSIS BAPTI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pan text:style-name="T6">PAULO JOSE DE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<text:span text:style-name="T6">PAULO JOSE FRANCISCO ALVE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9945.88" calcext:value-type="float">
            <text:p>29.945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2118.8" calcext:value-type="float">
            <text:p>32.118,8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6">PAULO LIMA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760.99" calcext:value-type="float">
            <text:p>15.760,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620.12" calcext:value-type="float">
            <text:p>18.620,1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24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<text:span text:style-name="T6">PAULO RIBEIRO DA SILVA</text:span></text:p>
          </table:table-cell>
          <table:table-cell office:value-type="string" calcext:value-type="string">
            <text:p><text:span text:style-name="T6">CHEFE DE SERVIÇOS DE MANUTENÇÃO - CAPITAL</text:span></text:p>
          </table:table-cell>
          <table:table-cell office:value-type="string" calcext:value-type="string">
            <text:p><text:span text:style-name="T6">SERVICOS DE  MAUTENCAO CAPITAL/DAA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24"/>
        </table:table-row>
        <table:table-row table:style-name="ro4">
          <table:table-cell office:value-type="float" office:value="1476" calcext:value-type="float">
            <text:p>1476</text:p>
          </table:table-cell>
          <table:table-cell office:value-type="string" calcext:value-type="string">
            <text:p><text:span text:style-name="T6">PAULO ROBERTO NUNES DE ALMEID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6">PAUL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pan text:style-name="T6">PEDRO FELIPE CARDOSO MOTA F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5" calcext:value-type="float">
            <text:p>1845</text:p>
          </table:table-cell>
          <table:table-cell office:value-type="string" calcext:value-type="string">
            <text:p><text:span text:style-name="T6">PEDRO GOMES DE SOUZ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911" calcext:value-type="float">
            <text:p>911</text:p>
          </table:table-cell>
          <table:table-cell office:value-type="string" calcext:value-type="string">
            <text:p><text:span text:style-name="T6">PEDRO MENEZES FEITOSA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<text:span text:style-name="T6">PEDRO VICTORIO DAUD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2" calcext:value-type="float">
            <text:p>1692</text:p>
          </table:table-cell>
          <table:table-cell office:value-type="string" calcext:value-type="string">
            <text:p><text:span text:style-name="T6">PEDRO VINICIUS LOPES DOS SANTO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<text:span text:style-name="T6">PETERSON ALMEIDA BARBO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145.86" calcext:value-type="float">
            <text:p>17.145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<text:span text:style-name="T6">PETRUCIO LOPES CASADO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<text:span text:style-name="T6">POLLYANNA MARA DE CASTRO AGUIA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6">PORFIRIO MARTINS FELIX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<text:span text:style-name="T6">PRISCILA CAMARGO SILVA TAVAR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224.29" calcext:value-type="float">
            <text:p>14.224,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133.28" calcext:value-type="float">
            <text:p>16.133,28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24" calcext:value-type="float">
            <text:p>2224</text:p>
          </table:table-cell>
          <table:table-cell office:value-type="string" calcext:value-type="string">
            <text:p><text:span text:style-name="T6">PRISCILA MARIA LIMA FEITOS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pan text:style-name="T6">PUSCAS PEREIRA SILV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47" calcext:value-type="float">
            <text:p>1547</text:p>
          </table:table-cell>
          <table:table-cell office:value-type="string" calcext:value-type="string">
            <text:p><text:span text:style-name="T6">QUELINE BARBOSA DE SOUZA ARAGÃ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pan text:style-name="T6">QUEZIA EMANUELA MESSIAS AL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<text:span text:style-name="T6">RAFAEL CUSTODIO SILVA</text:span></text:p>
          </table:table-cell>
          <table:table-cell office:value-type="string" calcext:value-type="string">
            <text:p><text:span text:style-name="T6">ASSESSOR DE TECNOLOGIA DA INFORMAÇÃO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pan text:style-name="T6">RAFAEL SANTOS CRUZ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pan text:style-name="T6">RAFAEL SCHWEZ KURKOWSKI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1" calcext:value-type="float">
            <text:p>1711</text:p>
          </table:table-cell>
          <table:table-cell office:value-type="string" calcext:value-type="string">
            <text:p><text:span text:style-name="T6">RAFAEL VALENCA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<text:span text:style-name="T6">RAIMUNDO BISPO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24"/>
        </table:table-row>
        <table:table-row table:style-name="ro4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pan text:style-name="T6">RAISSA LEMOS SILV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pan text:style-name="T6">RANDERSON FERREIRA BARBOSA SANTOS</text:span></text:p>
          </table:table-cell>
          <table:table-cell office:value-type="string" calcext:value-type="string">
            <text:p><text:span text:style-name="T6">Chefe do N. de Cadast. , Doc. e Dist. Fun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86" calcext:value-type="float">
            <text:p>1886</text:p>
          </table:table-cell>
          <table:table-cell office:value-type="string" calcext:value-type="string">
            <text:p><text:span text:style-name="T6">RAPHAEL FERREIRA ROCHA SANT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1212.44" calcext:value-type="float">
            <text:p>1.212,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1.43" calcext:value-type="float">
            <text:p>3.121,4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91" calcext:value-type="float">
            <text:p>2091</text:p>
          </table:table-cell>
          <table:table-cell office:value-type="string" calcext:value-type="string">
            <text:p><text:span text:style-name="T6">RAQUEL PEREIRA DE CAST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58" calcext:value-type="float">
            <text:p>1758</text:p>
          </table:table-cell>
          <table:table-cell office:value-type="string" calcext:value-type="string">
            <text:p><text:span text:style-name="T6">RAQUEL SOARES DA SILVA CASTRO CAMP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 TERCEIRO SET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266.67" calcext:value-type="float">
            <text:p>266,67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66.67" calcext:value-type="float">
            <text:p>266,67</text:p>
          </table:table-cell>
          <table:table-cell table:number-columns-repeated="24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6">RAUL JOSE VIEIRA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pan text:style-name="T6">RAYANA SCHUSTER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pan text:style-name="T6">RAYANNE SILVA DE P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9" calcext:value-type="float">
            <text:p>1869</text:p>
          </table:table-cell>
          <table:table-cell office:value-type="string" calcext:value-type="string">
            <text:p><text:span text:style-name="T6">RAYMUNDO NAPOLEAO XIMENES NETO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864.38" calcext:value-type="float">
            <text:p>14.864,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6773.37" calcext:value-type="float">
            <text:p>16.773,37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284.69" calcext:value-type="float">
            <text:p>3.284,6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40.44" calcext:value-type="float">
            <text:p>3.040,44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6325.13" calcext:value-type="float">
            <text:p>6.325,13</text:p>
          </table:table-cell>
          <table:table-cell table:number-columns-repeated="24"/>
        </table:table-row>
        <table:table-row table:style-name="ro4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pan text:style-name="T6">REGINALDO DOS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897.8" calcext:value-type="float">
            <text:p>897,80</text:p>
          </table:table-cell>
          <table:table-cell table:number-columns-repeated="24"/>
        </table:table-row>
        <table:table-row table:style-name="ro4">
          <table:table-cell office:value-type="float" office:value="2133" calcext:value-type="float">
            <text:p>2133</text:p>
          </table:table-cell>
          <table:table-cell office:value-type="string" calcext:value-type="string">
            <text:p><text:span text:style-name="T6">RENAN DO NASCIMENTO SANTOS 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pan text:style-name="T6">RENATA BRITO VIEIRA TELES</text:span></text:p>
          </table:table-cell>
          <table:table-cell office:value-type="string" calcext:value-type="string">
            <text:p><text:span text:style-name="T6">ASSESSOR DO NÚCLEO DE P.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pan text:style-name="T6">RENATA LUIZA ARAGAO SILVA FIGUEIRE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26" calcext:value-type="float">
            <text:p>1526</text:p>
          </table:table-cell>
          <table:table-cell office:value-type="string" calcext:value-type="string">
            <text:p><text:span text:style-name="T6">RENATA MACIEL ALMEIDA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56" calcext:value-type="float">
            <text:p>1356</text:p>
          </table:table-cell>
          <table:table-cell office:value-type="string" calcext:value-type="string">
            <text:p><text:span text:style-name="T6">RENATA MOREIRA SANDES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01" calcext:value-type="float">
            <text:p>1701</text:p>
          </table:table-cell>
          <table:table-cell office:value-type="string" calcext:value-type="string">
            <text:p><text:span text:style-name="T6">RENATA PEREIRA DANTA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pan text:style-name="T6">RENATA SARA DANTAS MARQUES SO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<text:span text:style-name="T6">RENATO VIEIRA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<text:span text:style-name="T6">RENE ANTONIO ERB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4972.94" calcext:value-type="float">
            <text:p>14.972,9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145.86" calcext:value-type="float">
            <text:p>17.145,8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<text:span text:style-name="T6">RENIVALDO LIMA SAMPAI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pan text:style-name="T6">RHAQUEL GLEYSIANE FARIAS NUN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string" calcext:value-type="string">
            <text:p><text:span text:style-name="T6">RICARDO MACHADO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24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<text:span text:style-name="T6">RICARDO MONTEIRO MOT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pan text:style-name="T6">RICARDO ROUTMAN DA CU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<text:span text:style-name="T6">RICARDO SOBRAL SOU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pan text:style-name="T6">RICELLI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pan text:style-name="T6">RITA DE CASSIA ARAGÃO MELO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01" calcext:value-type="float">
            <text:p>1601</text:p>
          </table:table-cell>
          <table:table-cell office:value-type="string" calcext:value-type="string">
            <text:p><text:span text:style-name="T6">RIVALDO FRIAS DOS SANTOS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6">ROBERIO MESQUITA MATOS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string" calcext:value-type="string">
            <text:p><text:span text:style-name="T6">ROBERTA ARAUJO DE MELO BRIT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pan text:style-name="T6">ROBERTA CONCEICAO ALMEID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pan text:style-name="T6">ROBERTA LIM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pan text:style-name="T6">ROBERTA ROCHA DEDA CHAGAS</text:span></text:p>
          </table:table-cell>
          <table:table-cell office:value-type="string" calcext:value-type="string">
            <text:p><text:span text:style-name="T6">Assessor do Diretor de Tec. da Informação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pan text:style-name="T6">ROBERTA SANDRA REIS BARRETO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string" calcext:value-type="string">
            <text:p><text:span text:style-name="T6">ROBERTA SOBRAL MANSOU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office:value-type="float" office:value="320" calcext:value-type="float">
            <text:p>3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24"/>
        </table:table-row>
        <table:table-row table:style-name="ro4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pan text:style-name="T6">ROBERTO ANDRUSYSZYN CELI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pan text:style-name="T6">RODOLFO GALVA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6">RODOMARQUES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string" calcext:value-type="string">
            <text:p><text:span text:style-name="T6">RODRIGO MUNIZ DE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<text:span text:style-name="T6">ROGERIO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6">ROGERIO FERREIRA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CRIMINAL DE ARACAJU (6ª VARA CRIMINA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33.7" calcext:value-type="float">
            <text:p>2.133,7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33.7" calcext:value-type="float">
            <text:p>2.133,70</text:p>
          </table:table-cell>
          <table:table-cell table:number-columns-repeated="24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pan text:style-name="T6">ROMULO ARAGAO COSTA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<text:span text:style-name="T6">ROMULO LINS ALV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66.8" calcext:value-type="float">
            <text:p>1.066,8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66.8" calcext:value-type="float">
            <text:p>1.066,80</text:p>
          </table:table-cell>
          <table:table-cell table:number-columns-repeated="24"/>
        </table:table-row>
        <table:table-row table:style-name="ro4">
          <table:table-cell office:value-type="float" office:value="1884" calcext:value-type="float">
            <text:p>1884</text:p>
          </table:table-cell>
          <table:table-cell office:value-type="string" calcext:value-type="string">
            <text:p><text:span text:style-name="T6">ROMULO NUNES FREIRE FONT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COLEGIO DE PROCURADORES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pan text:style-name="T6">RONALD NASCIMENT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1" calcext:value-type="float">
            <text:p>1661</text:p>
          </table:table-cell>
          <table:table-cell office:value-type="string" calcext:value-type="string">
            <text:p><text:span text:style-name="T6">RONNIE CHARLSON ALVES SILVA</text:span></text:p>
          </table:table-cell>
          <table:table-cell office:value-type="string" calcext:value-type="string">
            <text:p><text:span text:style-name="T6">ASSESSOR DE TECNOLOGIA DA INFORMAÇÃO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pan text:style-name="T6">ROOSEVELT BATISTA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1" calcext:value-type="float">
            <text:p>1401</text:p>
          </table:table-cell>
          <table:table-cell office:value-type="string" calcext:value-type="string">
            <text:p><text:span text:style-name="T6">ROQUE JOSE DE SOUSA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PROMOCAO DA IGUALDADE ETNICO RACI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<text:span text:style-name="T6">ROSA MARIA FRAGA SANTOS</text:span></text:p>
          </table:table-cell>
          <table:table-cell office:value-type="string" calcext:value-type="string">
            <text:p><text:span text:style-name="T6">ASSESSOR DA COORDENADORIA-GERAL</text:span></text:p>
          </table:table-cell>
          <table:table-cell office:value-type="string" calcext:value-type="string">
            <text:p><text:span text:style-name="T6">GABINETE DO COORDENADOR GERAL - 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<text:span text:style-name="T6">ROSA SOARES DOS SANTOS CARDOS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TRIAGEM TECNICA DAS PROMOTORIAS DE JUSTICA DE SIMAO DIAS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73" calcext:value-type="float">
            <text:p>1473</text:p>
          </table:table-cell>
          <table:table-cell office:value-type="string" calcext:value-type="string">
            <text:p><text:span text:style-name="T6">ROSANE GONÇALVES DOS SANTO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89" calcext:value-type="float">
            <text:p>1589</text:p>
          </table:table-cell>
          <table:table-cell office:value-type="string" calcext:value-type="string">
            <text:p><text:span text:style-name="T6">ROSANGELA DE OLIVEIRA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pan text:style-name="T6">ROSECLEIDE ALCANTARA DE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pan text:style-name="T6">ROSELIA ALVES DA SILVA MALT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<text:span text:style-name="T6">ROSENALDO ARAGAO LIMA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<text:span text:style-name="T6">ROSIVALDO SANTOS DA CRUZ</text:span></text:p>
          </table:table-cell>
          <table:table-cell office:value-type="string" calcext:value-type="string">
            <text:p><text:span text:style-name="T6">CHEFE DE SERVIÇOS DE MANUTENÇÃO-INTERIOR</text:span></text:p>
          </table:table-cell>
          <table:table-cell office:value-type="string" calcext:value-type="string">
            <text:p><text:span text:style-name="T6">SERVICOS MANUTENCAO INTERIOR/DAA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292.54" calcext:value-type="float">
            <text:p>1.292,54</text:p>
          </table:table-cell>
          <table:table-cell table:number-columns-repeated="24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<text:span text:style-name="T6">RUBENS ESTEVES DE MOUR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17" calcext:value-type="float">
            <text:p>1717</text:p>
          </table:table-cell>
          <table:table-cell office:value-type="string" calcext:value-type="string">
            <text:p><text:span text:style-name="T6">RUIRONALDI DOS SANTOS CRUZ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<text:span text:style-name="T6">RUTH ARAUJO FALCA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64" calcext:value-type="float">
            <text:p>1764</text:p>
          </table:table-cell>
          <table:table-cell office:value-type="string" calcext:value-type="string">
            <text:p><text:span text:style-name="T6">RUY WANDERLA DE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14" calcext:value-type="float">
            <text:p>1814</text:p>
          </table:table-cell>
          <table:table-cell office:value-type="string" calcext:value-type="string">
            <text:p><text:span text:style-name="T6">SALVIO HENRIQUE DA ROCHA CO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pan text:style-name="T6">SANDRA AUGUSTA BARRETO ROLLEMBERG CONRADO</text:span></text:p>
          </table:table-cell>
          <table:table-cell office:value-type="string" calcext:value-type="string">
            <text:p><text:span text:style-name="T6">Assessor do 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16" calcext:value-type="float">
            <text:p>1316</text:p>
          </table:table-cell>
          <table:table-cell office:value-type="string" calcext:value-type="string">
            <text:p><text:span text:style-name="T6">SANDRA ELIZABETH DE ALMEIDA RAMOS SALVIAN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pan text:style-name="T6">SANDRO DE REZEN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<text:span text:style-name="T6">SANDRO LUIZ DA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695.2" calcext:value-type="float">
            <text:p>2.695,20</text:p>
          </table:table-cell>
          <table:table-cell table:number-columns-repeated="24"/>
        </table:table-row>
        <table:table-row table:style-name="ro4">
          <table:table-cell office:value-type="float" office:value="1626" calcext:value-type="float">
            <text:p>1626</text:p>
          </table:table-cell>
          <table:table-cell office:value-type="string" calcext:value-type="string">
            <text:p><text:span text:style-name="T6">SANDRO STEFANO SA AZEVED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54" calcext:value-type="float">
            <text:p>1654</text:p>
          </table:table-cell>
          <table:table-cell office:value-type="string" calcext:value-type="string">
            <text:p><text:span text:style-name="T6">SAULO DOS SANTOS LOPES CRU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70" calcext:value-type="float">
            <text:p>1670</text:p>
          </table:table-cell>
          <table:table-cell office:value-type="string" calcext:value-type="string">
            <text:p><text:span text:style-name="T6">SAULO MORAIS DE ANDRADE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58" calcext:value-type="float">
            <text:p>1858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pan text:style-name="T6">SAVIO ROBERTO AMORIM ARAGÃO SILV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<text:span text:style-name="T6">SERGIO WALDEMAR BARRETO RODRIGUES FILH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pan text:style-name="T6">SHEILA ANDRADE ARAUJO MA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DA MULHE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7" calcext:value-type="float">
            <text:p>1697</text:p>
          </table:table-cell>
          <table:table-cell office:value-type="string" calcext:value-type="string">
            <text:p><text:span text:style-name="T6">SHEILA CUSTODIO LEAL NOVAE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pan text:style-name="T6">SHIRLANE BARBOS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<text:span text:style-name="T6">SILENE MARIA DE FRANÇA JANSSEN</text:span></text:p>
          </table:table-cell>
          <table:table-cell office:value-type="string" calcext:value-type="string">
            <text:p><text:span text:style-name="T6">Chefe do Núcleo de Contabilidade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span text:style-name="T6">SILVIA BRITO LUDUVICE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<text:span text:style-name="T6">SILVIA FERNANDA CARVALHO MENEZES DE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05" calcext:value-type="float">
            <text:p>1805</text:p>
          </table:table-cell>
          <table:table-cell office:value-type="string" calcext:value-type="string">
            <text:p><text:span text:style-name="T6">SILVIA FRANCA DE SOUZA MORELLI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70" calcext:value-type="float">
            <text:p>1870</text:p>
          </table:table-cell>
          <table:table-cell office:value-type="string" calcext:value-type="string">
            <text:p><text:span text:style-name="T6">SILVIA LEAL ALBUQUERQUE</text:span></text:p>
          </table:table-cell>
          <table:table-cell office:value-type="string" calcext:value-type="string">
            <text:p><text:span text:style-name="T6">PROMOTOR DE JUSTIÇA SUBSTITUTO</text:span></text:p>
          </table:table-cell>
          <table:table-cell office:value-type="string" calcext:value-type="string">
            <text:p><text:span text:style-name="T6">PROMOTOR DE JUSTICA  SUBSTITUT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00.23" calcext:value-type="float">
            <text:p>1.600,2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600.23" calcext:value-type="float">
            <text:p>1.600,23</text:p>
          </table:table-cell>
          <table:table-cell table:number-columns-repeated="24"/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pan text:style-name="T6">SILVIA ROBERTA FERREIRA TAVARES</text:span></text:p>
          </table:table-cell>
          <table:table-cell office:value-type="string" calcext:value-type="string">
            <text:p><text:span text:style-name="T6">ANALISTA DO MP - ENGENHARIA CIVI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pan text:style-name="T6">SILVIA TAMARA MENDONCA DO CARM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span text:style-name="T6">SILVIO ROBERTO MATOS EUZEBI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pan text:style-name="T6">SIMONE FELICIO DOS SANTOS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565.77" calcext:value-type="float">
            <text:p>2.565,77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565.77" calcext:value-type="float">
            <text:p>2.565,77</text:p>
          </table:table-cell>
          <table:table-cell table:number-columns-repeated="24"/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>
            <text:p><text:span text:style-name="T6">SOLANO LUCIO DE OLIVEIRA SILV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pan text:style-name="T6">SONIA KAROLINE AMARAL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4"/>
        </table:table-row>
        <table:table-row table:style-name="ro4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pan text:style-name="T6">STANLEY KLEBER NOGUEIR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42" calcext:value-type="float">
            <text:p>1742</text:p>
          </table:table-cell>
          <table:table-cell office:value-type="string" calcext:value-type="string">
            <text:p><text:span text:style-name="T6">SUSANA ARRUD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pan text:style-name="T6">SUSANA RAQUEL CIPRIANO SAMPAIO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<text:span text:style-name="T6">SUZY MARY DE CARVALHO VI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pan text:style-name="T6">SYLVIO ALEXANDRE DE OLIVEIRA BELE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30" calcext:value-type="float">
            <text:p>1830</text:p>
          </table:table-cell>
          <table:table-cell office:value-type="string" calcext:value-type="string">
            <text:p><text:span text:style-name="T6">TAISA TORRES ARAG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span text:style-name="T6">TALITA CUNEGUNDES FERNANDES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6470.23" calcext:value-type="float">
            <text:p>16.470,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643.15" calcext:value-type="float">
            <text:p>18.643,1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>
            <text:p><text:span text:style-name="T6">TATIANA SOUTO QUIR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ÇA AUXILIAR DE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2940.46" calcext:value-type="float">
            <text:p>32.940,4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3996.46" calcext:value-type="float">
            <text:p>33.996,46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481" calcext:value-type="float">
            <text:p>1481</text:p>
          </table:table-cell>
          <table:table-cell office:value-type="string" calcext:value-type="string">
            <text:p><text:span text:style-name="T6">TATIANE AGUIAR GUIMARAES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pan text:style-name="T6">TATIANE DOS SANTOS SILVA LISBO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string" calcext:value-type="string">
            <text:p><text:span text:style-name="T6">TEREZINHA CRISTINA SANTANA SALES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87" calcext:value-type="float">
            <text:p>1687</text:p>
          </table:table-cell>
          <table:table-cell office:value-type="string" calcext:value-type="string">
            <text:p><text:span text:style-name="T6">THAIS SARMENTO MESSIAS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844" calcext:value-type="float">
            <text:p>1844</text:p>
          </table:table-cell>
          <table:table-cell office:value-type="string" calcext:value-type="string">
            <text:p><text:span text:style-name="T6">THAMIRES ATHYNA MENDONCA DA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pan text:style-name="T6">THEREZA RAQUEL MAC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63.37" calcext:value-type="float">
            <text:p>663,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72.36" calcext:value-type="float">
            <text:p>2.572,36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<text:span text:style-name="T6">THIAGO JOSE MENEZ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371.38" calcext:value-type="float">
            <text:p>1.371,3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371.38" calcext:value-type="float">
            <text:p>1.371,38</text:p>
          </table:table-cell>
          <table:table-cell table:number-columns-repeated="24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pan text:style-name="T6">THIAGO LIMA FEITOZ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pan text:style-name="T6">THISSIANE MATOS BATIST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pan text:style-name="T6">THYARA KAHENA SOTERO ALVES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988.75" calcext:value-type="float">
            <text:p>988,7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897.74" calcext:value-type="float">
            <text:p>2.897,74</text:p>
          </table:table-cell>
          <table:table-cell office:value-type="float" office:value="200" calcext:value-type="float">
            <text:p>2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4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pan text:style-name="T6">TIAGO RODRIGUES APOSTO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<text:span text:style-name="T6">ULISSES GOMES DE ANDRADE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8" calcext:value-type="float">
            <text:p>1668</text:p>
          </table:table-cell>
          <table:table-cell office:value-type="string" calcext:value-type="string">
            <text:p><text:span text:style-name="T6">VALDECI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pan text:style-name="T6">VALDETE ALINE ALMEIDA DE MENEZES 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pan text:style-name="T6">VALDIVIA MARQUES BOMFIM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99" calcext:value-type="float">
            <text:p>1499</text:p>
          </table:table-cell>
          <table:table-cell office:value-type="string" calcext:value-type="string">
            <text:p><text:span text:style-name="T6">VALERIA CHAGAS MEL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6">VALFRAN ARAGAO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328.07" calcext:value-type="float">
            <text:p>1.328,07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328.07" calcext:value-type="float">
            <text:p>1.328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pan text:style-name="T6">VALTER REINALDO SILVA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span text:style-name="T6">VALTER VI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<text:span text:style-name="T6">VANDERLEY DOS SANTOS RODRIGUES</text:span></text:p>
          </table:table-cell>
          <table:table-cell office:value-type="string" calcext:value-type="string">
            <text:p><text:span text:style-name="T6">Coordenador da Divisão de Design e Midia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346.7" calcext:value-type="float">
            <text:p>1.346,7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346.7" calcext:value-type="float">
            <text:p>1.346,70</text:p>
          </table:table-cell>
          <table:table-cell table:number-columns-repeated="24"/>
        </table:table-row>
        <table:table-row table:style-name="ro4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pan text:style-name="T6">VANESSA GOIS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416.28" calcext:value-type="float">
            <text:p>416,2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325.27" calcext:value-type="float">
            <text:p>2.325,2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pan text:style-name="T6">VANESSA MOTA COUTINHO INACIO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pan text:style-name="T6">VANUSA MADUREIRA SOUZA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>
            <text:p><text:span text:style-name="T6">VERA LUCIA OLIVEIRA UCHO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span text:style-name="T6">VERONICA DE OLIVEIRA LAZ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<text:span text:style-name="T6">VERONICA DINIZ FRANCO OLIVEIRA</text:span></text:p>
          </table:table-cell>
          <table:table-cell office:value-type="string" calcext:value-type="string">
            <text:p><text:span text:style-name="T6">CHEFE DO NÚCLEO DE C. E DIST. PROCESSUAL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35" calcext:value-type="float">
            <text:p>1535</text:p>
          </table:table-cell>
          <table:table-cell office:value-type="string" calcext:value-type="string">
            <text:p><text:span text:style-name="T6">VERONICA EUGENIA MORALES SALINAS ALV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AS ATIVIDADES CIVEIS E CRIMINA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<text:span text:style-name="T6">VERONICA PEREIRA DA CRUZ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<text:span text:style-name="T6">VICENTE CABRAL LE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pan text:style-name="T6">VICTOR JOSE PINTO RIBEIRO SILVEIR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6">VIRGILIO DO VALE VI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45" calcext:value-type="float">
            <text:p>1745</text:p>
          </table:table-cell>
          <table:table-cell office:value-type="string" calcext:value-type="string">
            <text:p><text:span text:style-name="T6">VITOR ARTUR RALIN DE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pan text:style-name="T6">VIVIANE MILENA FERREIRA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407" calcext:value-type="float">
            <text:p>1407</text:p>
          </table:table-cell>
          <table:table-cell office:value-type="string" calcext:value-type="string">
            <text:p><text:span text:style-name="T6">VOLESSA FREIRE SAMPAIO FISCI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608.21" calcext:value-type="float">
            <text:p>608,2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517.2" calcext:value-type="float">
            <text:p>2.517,20</text:p>
          </table:table-cell>
          <table:table-cell office:value-type="float" office:value="120" calcext:value-type="float">
            <text:p>12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table:number-columns-repeated="24"/>
        </table:table-row>
        <table:table-row table:style-name="ro4">
          <table:table-cell office:value-type="float" office:value="1639" calcext:value-type="float">
            <text:p>1639</text:p>
          </table:table-cell>
          <table:table-cell office:value-type="string" calcext:value-type="string">
            <text:p><text:span text:style-name="T6">WALTENBERG LIMA DE 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116.92" calcext:value-type="float">
            <text:p>1.116,92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172.92" calcext:value-type="float">
            <text:p>2.172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46.76" calcext:value-type="float">
            <text:p>746,76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746.76" calcext:value-type="float">
            <text:p>746,76</text:p>
          </table:table-cell>
          <table:table-cell table:number-columns-repeated="24"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<text:span text:style-name="T6">WALTER CESAR NUNE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24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<text:span text:style-name="T6">WANDERLEY SIQUEIRA MONTE SANT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PROTOCOLO/ DAA/DA/SG</text:span></text:p>
          </table:table-cell>
          <table:table-cell office:value-type="float" office:value="1803.13" calcext:value-type="float">
            <text:p>1.803,13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59.13" calcext:value-type="float">
            <text:p>2.859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6">WASHINGTON LUIZ MENDONC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pan text:style-name="T6">WESLEY CRISTIAN SANTOS ALMEID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<text:span text:style-name="T6">WESLEY DE SANTANA SANTOS</text:span></text:p>
          </table:table-cell>
          <table:table-cell office:value-type="string" calcext:value-type="string">
            <text:p><text:span text:style-name="T6">Chefe do Setor de A. e Est. do Cartóri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pan text:style-name="T6">WESLEY SANTOS CERQU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627.78" calcext:value-type="float">
            <text:p>627,78</text:p>
          </table:table-cell>
          <table:table-cell table:number-columns-repeated="24"/>
        </table:table-row>
        <table:table-row table:style-name="ro4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pan text:style-name="T6">WILLDE PEREIRA SOB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office:value-type="float" office:value="0" calcext:value-type="float">
            <text:p>0,00</text:p>
          </table:table-cell>
          <table:table-cell office:value-type="float" office:value="237.45" calcext:value-type="float">
            <text:p>237,4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146.44" calcext:value-type="float">
            <text:p>2.146,44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pan text:style-name="T6">WILTON ARAUJ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803.13" calcext:value-type="float">
            <text:p>1.803,13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803.13" calcext:value-type="float">
            <text:p>1.803,13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696" calcext:value-type="float">
            <text:p>1696</text:p>
          </table:table-cell>
          <table:table-cell office:value-type="string" calcext:value-type="string">
            <text:p><text:span text:style-name="T6">WOLNEY MACIEL DE CARVALH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1794" calcext:value-type="float">
            <text:p>1794</text:p>
          </table:table-cell>
          <table:table-cell office:value-type="string" calcext:value-type="string">
            <text:p><text:span text:style-name="T6">YANNE LEITE MENES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852.99" calcext:value-type="float">
            <text:p>852,99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908.99" calcext:value-type="float">
            <text:p>1.908,99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<text:span text:style-name="T6">ZENAIDE DANTAS LIM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328.07" calcext:value-type="float">
            <text:p>1.328,07</text:p>
          </table:table-cell>
          <table:table-cell office:value-type="float" office:value="0" calcext:value-type="float">
            <text:p>0,00</text:p>
          </table:table-cell>
          <table:table-cell office:value-type="float" office:value="1056" calcext:value-type="float">
            <text:p>1.056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384.07" calcext:value-type="float">
            <text:p>2.384,07</text:p>
          </table:table-cell>
          <table:table-cell table:number-columns-repeated="24" office:value-type="float" office:value="0" calcext:value-type="float">
            <text:p>0,00</text:p>
          </table:table-cell>
          <table:table-cell table:number-columns-repeated="24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5">TOTAL:</text:span></text:p>
          </table:table-cell>
          <table:covered-table-cell table:number-columns-repeated="3" table:style-name="ce35"/>
          <table:table-cell table:style-name="ce40" office:value-type="float" office:value="872038.63" calcext:value-type="float">
            <text:p>872.038,6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56096" calcext:value-type="float">
            <text:p>756.096,00</text:p>
          </table:table-cell>
          <table:table-cell table:style-name="ce40" office:value-type="float" office:value="3168" calcext:value-type="float">
            <text:p>3.168,00</text:p>
          </table:table-cell>
          <table:table-cell table:style-name="ce40" office:value-type="float" office:value="88075.42" calcext:value-type="float">
            <text:p>88.075,42</text:p>
          </table:table-cell>
          <table:table-cell table:style-name="ce40" office:value-type="float" office:value="729.85" calcext:value-type="float">
            <text:p>729,85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480032.1" calcext:value-type="float">
            <text:p>480.032,10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2200140" calcext:value-type="float">
            <text:p>2.200.140,00</text:p>
          </table:table-cell>
          <table:table-cell table:style-name="ce40" office:value-type="float" office:value="7733.33" calcext:value-type="float">
            <text:p>7.733,3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3742.74" calcext:value-type="float">
            <text:p>3.742,74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6103.12" calcext:value-type="float">
            <text:p>16.103,1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8080.2" calcext:value-type="float">
            <text:p>8.080,20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25620.13" calcext:value-type="float">
            <text:p>25.620,1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58067.91" calcext:value-type="float">
            <text:p>58.067,91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20741.64" calcext:value-type="float">
            <text:p>120.741,64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2021.35" calcext:value-type="float">
            <text:p>2.021,3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681.12" calcext:value-type="float">
            <text:p>7.681,1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0106.73" calcext:value-type="float">
            <text:p>10.106,7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9379.67" calcext:value-type="float">
            <text:p>19.379,67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279277.94" calcext:value-type="float">
            <text:p>279.277,94</text:p>
          </table:table-cell>
          <table:table-cell table:number-columns-repeated="24"/>
        </table:table-row>
        <table:table-row table:style-name="ro5">
          <table:table-cell table:style-name="ce31" office:value-type="string" calcext:value-type="string" table:number-columns-spanned="40" table:number-rows-spanned="1">
            <text:p><text:span text:style-name="T4">Ressarcimentos: restituição de valores descontados indevidamente ou a maior do Membro/Servidor.</text:span></text:p>
          </table:table-cell>
          <table:covered-table-cell table:number-columns-repeated="39" table:style-name="ce36"/>
          <table:table-cell table:number-columns-repeated="24"/>
        </table:table-row>
        <table:table-row table:style-name="ro5">
          <table:table-cell table:style-name="ce31" office:value-type="string" calcext:value-type="string" table:number-columns-spanned="40" table:number-rows-spanned="1">
            <text:p><text:span text:style-name="T4">Fonte da Informação: Diretoria de Recursos Humanos</text:span></text:p>
          </table:table-cell>
          <table:covered-table-cell table:number-columns-repeated="39" table:style-name="ce36"/>
          <table:table-cell table:number-columns-repeated="24"/>
        </table:table-row>
        <table:table-row table:style-name="ro5">
          <table:table-cell table:style-name="ce31" office:value-type="string" calcext:value-type="string" table:number-columns-spanned="40" table:number-rows-spanned="1">
            <text:p><text:span text:style-name="T4">Data da última atualização: 31/01/2021 08:12:55</text:span></text:p>
          </table:table-cell>
          <table:covered-table-cell table:number-columns-repeated="39" table:style-name="ce36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09:38:11.1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1-02-18T09:38:23.122000000</dc:date>
    <meta:editing-duration>PT12S</meta:editing-duration>
    <meta:editing-cycles>1</meta:editing-cycles>
    <meta:document-statistic meta:table-count="1" meta:cell-count="32844" meta:object-count="0"/>
  </office:meta>
</office:document-meta>
</file>